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950000A44000003F73EBC2536379C4564B.wmf" manifest:media-type="image/x-wmf"/>
  <manifest:file-entry manifest:full-path="Pictures/100002010000019F000000E164D860F6C08FB1E5.png" manifest:media-type="image/png"/>
  <manifest:file-entry manifest:full-path="Pictures/100002010000019F000000E196D0CCA3B1C6B251.png" manifest:media-type="image/png"/>
  <manifest:file-entry manifest:full-path="Pictures/2000017300004D7C000028F5DB9E31B66253A8CC.wmf" manifest:media-type="image/x-wmf"/>
  <manifest:file-entry manifest:full-path="Pictures/2000006C00000F96000007CDC18D3CB9C3C5A798.wmf" manifest:media-type="image/x-wmf"/>
  <manifest:file-entry manifest:full-path="Pictures/2000018D0000137B000008C6D0E4CAD9389F06E3.wmf" manifest:media-type="image/x-wmf"/>
  <manifest:file-entry manifest:full-path="Pictures/200001290000177100000ABD443623D890AE6B99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dae4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71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6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35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26cm" svg:stroke-color="#000000" draw:stroke-linejoin="miter" draw:fill="solid" draw:fill-color="#c6c6c6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Titel_20_und_20_Inhalt-notes">
      <style:graphic-properties draw:fill-color="#ffffff" fo:min-height="13.364cm"/>
    </style:style>
    <style:style style:name="pr8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9" style:family="paragraph">
      <style:paragraph-properties fo:margin-top="0cm" fo:margin-bottom="0cm" fo:line-height="100%" fo:text-align="end" style:punctuation-wrap="simple" style:writing-mode="lr-tb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3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21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22" style:family="paragraph">
      <loext:graphic-properties draw:fill-color="#ffffff"/>
    </style:style>
    <style:style style:name="P23" style:family="paragraph">
      <style:paragraph-properties fo:margin-left="0cm" fo:margin-right="0cm" fo:margin-top="0.423cm" fo:margin-bottom="0cm" fo:line-height="100%" fo:text-align="start" fo:text-indent="0cm" style:punctuation-wrap="simple" style:writing-mode="lr-tb"/>
    </style:style>
    <style:style style:name="P24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5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26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.953cm" fo:margin-right="0cm" fo:margin-top="0.318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.953cm" fo:margin-right="0cm" fo:margin-top="0.212cm" fo:margin-bottom="0cm" fo:line-height="10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30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top="0cm" fo:margin-bottom="0cm" fo:line-height="100%" fo:text-align="start" style:punctuation-wrap="hanging" style:writing-mode="lr-tb"/>
      <style:text-properties style:font-name="Tahoma"/>
    </style:style>
    <style:style style:name="P33" style:family="paragraph">
      <loext:graphic-properties draw:fill="none"/>
      <style:paragraph-properties fo:text-align="start" style:font-independent-line-spacing="true"/>
      <style:text-properties style:font-name="Tahoma" fo:font-size="24pt"/>
    </style:style>
    <style:style style:name="P34" style:family="paragraph">
      <style:paragraph-properties fo:margin-left="2.064cm" fo:margin-right="0cm" fo:margin-top="0.318cm" fo:margin-bottom="0cm" fo:text-indent="-0.793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text-indent="0cm"/>
    </style:style>
    <style:style style:name="P37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P38" style:family="paragraph">
      <loext:graphic-properties draw:fill="solid" draw:fill-color="#dae4ff"/>
      <style:paragraph-properties fo:text-align="start" style:font-independent-line-spacing="true"/>
      <style:text-properties fo:font-size="18pt" style:font-size-asian="18pt" style:font-size-complex="18pt"/>
    </style:style>
    <style:style style:name="P39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40" style:family="paragraph">
      <style:paragraph-properties fo:margin-top="0cm" fo:margin-bottom="0cm" fo:line-height="100%" fo:text-align="center" style:punctuation-wrap="hanging" style:writing-mode="lr-tb"/>
    </style:style>
    <style:style style:name="P41" style:family="paragraph">
      <loext:graphic-properties draw:fill="solid" draw:fill-color="#dae4ff"/>
      <style:paragraph-properties fo:text-align="center" style:font-independent-line-spacing="true"/>
      <style:text-properties fo:font-size="24pt"/>
    </style:style>
    <style:style style:name="P42" style:family="paragraph">
      <style:paragraph-properties fo:margin-top="0cm" fo:margin-bottom="0cm" fo:line-height="100%" fo:text-align="start" style:writing-mode="lr-tb"/>
    </style:style>
    <style:style style:name="P43" style:family="paragraph">
      <loext:graphic-properties draw:fill="solid" draw:fill-color="#c6c6c6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cm" fo:margin-right="0cm" fo:margin-top="0.247cm" fo:margin-bottom="0cm" fo:line-height="100%" fo:text-align="start" fo:text-indent="0cm" style:punctuation-wrap="hanging" style:writing-mode="lr-tb"/>
    </style:style>
    <style:style style:name="P45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6" style:family="text">
      <style:text-properties fo:font-variant="normal" fo:text-transform="none" fo:color="#b2b2b2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6" style:family="text">
      <style:text-properties fo:font-variant="normal" fo:text-transform="none" fo:color="#ff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ff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3333c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number text:level="2" style:num-format="">
        <style:list-level-properties text:space-before="1.5cm" text:min-label-width="0.9cm"/>
        <style:text-properties fo:color="#3333cc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S: Betriebssysteme</text:span></text:p>
          <text:p text:style-name="P3"><text:span text:style-name="T3"/></text:p>
          <text:p text:style-name="P4"><text:span text:style-name="T4">Betriebssystemvirtualisierung</text:span></text:p>
          <text:p text:style-name="P5"><text:span text:style-name="T5"/></text:p>
          <text:p text:style-name="P5"><text:span text:style-name="T6">T. Pospí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6-02">2.06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2"><text:span text:style-name="T10">Einführung in Computersysteme</text:span></text:p>
            </text:list-item>
            <text:list-item>
              <text:p text:style-name="P12"><text:span text:style-name="T10">Entwicklung von Betriebssystemen</text:span></text:p>
            </text:list-item>
            <text:list-item>
              <text:p text:style-name="P12"><text:span text:style-name="T10">Architekturansätze</text:span></text:p>
            </text:list-item>
            <text:list-item>
              <text:p text:style-name="P12"><text:span text:style-name="T11">Interruptverarbeitung in Betriebssystemen</text:span></text:p>
            </text:list-item>
            <text:list-item>
              <text:p text:style-name="P12"><text:span text:style-name="T11">Prozesse und Threads</text:span></text:p>
            </text:list-item>
            <text:list-item>
              <text:p text:style-name="P12"><text:span text:style-name="T11">CPU-Scheduling</text:span></text:p>
            </text:list-item>
            <text:list-item>
              <text:p text:style-name="P12"><text:span text:style-name="T11">Synchronisation und Kommunikation</text:span></text:p>
            </text:list-item>
            <text:list-item>
              <text:p text:style-name="P12"><text:span text:style-name="T11">Speicherverwaltung </text:span></text:p>
            </text:list-item>
            <text:list-item>
              <text:p text:style-name="P12"><text:span text:style-name="T11">Geräte- und Dateiverwaltung</text:span></text:p>
            </text:list-item>
            <text:list-item>
              <text:p text:style-name="P12"><text:span text:style-name="T12">Betriebssystemvirtualisierung</text:span></text:p>
            </text:list-item>
          </text:list>
          <text:p text:style-name="P12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7.761cm" svg:height="3.986cm" svg:x="15.099cm" svg:y="13.123cm">
          <draw:image xlink:href="Pictures/2000017300004D7C000028F5DB9E31B66253A8CC.wmf" xlink:type="simple" xlink:show="embed" xlink:actuate="onLoad">
            <text:p/>
          </draw:image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6-02">2.06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Foliennummernplatzhalter 2" draw:style-name="gr9" draw:text-style-name="P1" draw:layer="layout" svg:width="5.291cm" svg:height="1.269cm" svg:x="18.415cm" svg:y="17.357cm">
          <text:p text:style-name="P9"><text:span text:style-name="T13">Seite </text:span><text:span text:style-name="T13"><text:page-number>&lt;number&gt;</text:page-number></text:span></text:p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ielsetzung</text:span></text:p>
          </draw:text-box>
        </draw:frame>
        <draw:custom-shape draw:name="Rectangle 8" draw:style-name="gr7" draw:text-style-name="P1" draw:layer="layout" svg:width="20.742cm" svg:height="12.915cm" svg:x="2.117cm" svg:y="3.81cm">
          <text:list text:style-name="L4">
            <text:list-item>
              <text:p text:style-name="P15"><text:span text:style-name="T5">Der Studierende soll die Grundlagen, Ziele und Konzepte der Betriebssystemvirtualisierung erläutern können </text:span></text:p>
            </text:list-item>
            <text:list-item>
              <text:p text:style-name="P15"><text:span text:style-name="T5">Der Studierende soll wichtige Aspekte der Arbeitsweise von Virtualisierungstechniken verstehen</text:span></text:p>
            </text:list-item>
          </text:list>
          <draw:enhanced-geometry draw:mirror-horizontal="false" draw:mirror-vertical="false" svg:viewBox="0 0 20743 1291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10" draw:text-style-name="P1" draw:layer="layout" svg:width="8.558cm" svg:height="1.331cm" svg:x="11.17cm" svg:y="0.026cm">
            <text:p text:style-name="P9"><text:span text:style-name="T14"><text:date style:data-style-name="D1" text:date-value="2018-06-02">2.06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9"><text:span text:style-name="T14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14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14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26cm" svg:x="11.165cm" svg:y="27.049cm">
            <text:p text:style-name="P9"><text:span text:style-name="T14">2</text:span></text:p>
            <draw:enhanced-geometry draw:mirror-horizontal="false" draw:mirror-vertical="false" svg:viewBox="0 0 8564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26cm" svg:x="-0.009cm" svg:y="27.049cm">
            <text:p/>
            <draw:enhanced-geometry draw:mirror-horizontal="false" draw:mirror-vertical="false" svg:viewBox="0 0 8555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14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14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1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6-02">2.06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&#10;Was ist Virtualisierung (Wiederholung)?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<text:line-break/></text:span><text:span text:style-name="T18">Was ist Virtualisierung (Wiederholung)?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395cm" svg:height="13.726cm" svg:x="1.905cm" svg:y="3.325cm" presentation:class="outline" presentation:user-transformed="true">
          <draw:text-box>
            <text:list text:style-name="L6">
              <text:list-item>
                <text:p text:style-name="P20"><text:span text:style-name="T5">Allgemeine Definition: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Unter Virtualisierung versteht man Methoden zur Abstraktion von Ressourcen mit Hilfe von Software</text:span></text:p>
                  </text:list-item>
                </text:list>
              </text:list-item>
              <text:list-item>
                <text:p text:style-name="P20"><text:span text:style-name="T5">Virtuelle Maschine verhält sich wie die reale Maschine</text:span></text:p>
              </text:list-item>
              <text:list-item>
                <text:p text:style-name="P20"><text:span text:style-name="T5">Diverse Varianten:</text:span></text:p>
                <text:list>
                  <text:list-item>
                    <text:p text:style-name="P21"><text:span text:style-name="T20">Virtuelle Computer: <text:s/>Server- und Desktopvirtualisierung</text:span><text:span text:style-name="T20"><text:line-break/></text:span><text:span text:style-name="T20">(= Betriebssystem- bzw. <text:s/>Plattformvirtualisierung) </text:span></text:p>
                  </text:list-item>
                  <text:list-item>
                    <text:p text:style-name="P21"><text:span text:style-name="T19">Storage Virtualisierung</text:span></text:p>
                  </text:list-item>
                  <text:list-item>
                    <text:p text:style-name="P21"><text:span text:style-name="T19">Anwendungsvirtualisierung</text:span></text:p>
                  </text:list-item>
                  <text:list-item>
                    <text:p text:style-name="P21"><text:span text:style-name="T19">Virtuelle Prozessumgebungen (Prozessmodell und virtueller Speicher)</text:span></text:p>
                  </text:list-item>
                  <text:list-item>
                    <text:p text:style-name="P21"><text:span text:style-name="T19">Virtuelle Prozessoren: Java Virtual Machine (JVM)</text:span></text:p>
                  </text:list-item>
                  <text:list-item>
                    <text:p text:style-name="P21"><text:span text:style-name="T19">Netzwerkvirtualisierung (VLAN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erminologie zu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erminologie zu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3"><text:span text:style-name="T21">Reale Maschine</text:span></text:p>
              </text:list-item>
              <text:list-item>
                <text:p text:style-name="P23"><text:span text:style-name="T21">Virtuelle Maschine (VM)</text:span></text:p>
              </text:list-item>
              <text:list-item>
                <text:p text:style-name="P23"><text:span text:style-name="T21">Hostbetriebssystem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Synonyme: Wirt, Host, Gastgeberbetriebssystem oder Hostsystem</text:span></text:p>
                  </text:list-item>
                </text:list>
              </text:list-item>
              <text:list-item>
                <text:p text:style-name="P23"><text:span text:style-name="T21">Gastbetriebssystem </text:span></text:p>
                <text:list>
                  <text:list-item>
                    <text:p text:style-name="P24"><text:span text:style-name="T22">Synonyme: Gast, Guest oder Gastsystem</text:span></text:p>
                  </text:list-item>
                </text:list>
              </text:list-item>
              <text:list-item>
                <text:p text:style-name="P23"><text:span text:style-name="T21">Virtual Machine Monitor (VMM)</text:span></text:p>
                <text:list>
                  <text:list-item>
                    <text:p text:style-name="P24"><text:span text:style-name="T22">Synonym: Hypervisor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Abgrenzung zur Emulatio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Abgrenzung zur Emulatio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Unterscheidung Emulation – Virtualisierung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Emulation: </text:span><text:span text:style-name="T23">Komplette</text:span><text:span text:style-name="T17"> Nachbildung der Hardware in Software</text:span></text:p>
                  </text:list-item>
                  <text:list-item>
                    <text:p text:style-name="P26"><text:span text:style-name="T17">Virtualisierung: </text:span><text:span text:style-name="T23">Geringer Teil </text:span><text:span text:style-name="T17">der Befehle müssen nachgebildet werden, die meisten Befehle laufen direkt auf der Hardware (direkter Aufruf aus VM aus)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tition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tition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Bekannter Ansatz aus dem Mainframe-Umfeld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samtsystem wird bei der Partitionierung in Teilsysteme mit lauffähigen Betriebssysteminstanzen (VMs) partitioniert</text:span></text:p>
                  </text:list-item>
                </text:list>
              </text:list-item>
              <text:list-item>
                <text:p text:style-name="P25"><text:span text:style-name="T5">Ressourcen (Prozessor, Hauptspeicher, I/O-System) werden über die Hardware/Firmware den VMs zugeordnet</text:span></text:p>
                <text:list>
                  <text:list-item>
                    <text:p text:style-name="P26"><text:span text:style-name="T17">Erstes Betriebssystem dieser Art war CTSS (von MIT entwickelt)</text:span></text:p>
                  </text:list-item>
                  <text:list-item>
                    <text:p text:style-name="P26"><text:span text:style-name="T17">Später wurde CTSS von IBM weiterentwickelt zu VM/CMS, heute z/VM (zSeries)</text:span></text:p>
                  </text:list-item>
                </text:list>
              </text:list-item>
            </text:list>
            <text:p text:style-name="P27"><text:span text:style-name="T19"/></text:p>
          </draw:text-box>
        </draw:frame>
        <presentation:notes draw:style-name="dp3">
          <draw:page-thumbnail draw:style-name="gr5" draw:layer="layout" svg:width="14.212cm" svg:height="10.659cm" svg:x="2.753cm" svg:y="2.16cm" draw:page-number="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teile de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achteile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197cm" svg:height="12.527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Nach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Geringere Leistung als reale Hardware, Overhead von 5 bis 10 %</text:span></text:p>
                  </text:list-item>
                  <text:list-item>
                    <text:p text:style-name="P26"><text:span text:style-name="T17">Schwierig bei spezieller Hardwareunterstützung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z.B. Hardware-Dongles, spezielle Grafikkarten</text:span></text:p>
                      </text:list-item>
                    </text:list>
                  </text:list-item>
                  <text:list-item>
                    <text:p text:style-name="P26"><text:span text:style-name="T17">Bei Ausfall eines Serverrechners fallen gleich mehrere virtuelle Rechner aus </text:span></text:p>
                    <text:list>
                      <text:list-item>
                        <text:p text:style-name="P20"><text:span text:style-name="T19">-&gt;</text:span><text:span text:style-name="T19"> hohe Anforderungen an Ausfallkonzepte und Redundanz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utzen der Betriebssystemvirtualisi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Nutzen der Betriebssystemvirtualisi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2.527cm" svg:x="1.873cm" svg:y="3.506cm" presentation:class="outline" presentation:user-transformed="true">
          <draw:text-box>
            <text:list text:style-name="L6">
              <text:list-item>
                <text:p text:style-name="P25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Weniger Hardware notwendig, bessere Hardwareauslastung durch Serverkonsolidierung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9">Heutige Server sind meist bei weitem nicht ausgelastet</text:span></text:p>
                      </text:list-item>
                    </text:list>
                  </text:list-item>
                  <text:list-item>
                    <text:p text:style-name="P26"><text:span text:style-name="T17">Weniger Leistungsaufnahme für Rechner und Klimatisierung (Stromverbrauch)</text:span></text:p>
                  </text:list-item>
                  <text:list-item>
                    <text:p text:style-name="P26"><text:span text:style-name="T17">Flexibilität bei Aufbau einer Infrastruktur, schnelle Bereitstellung wird unterstützt, VMs beliebig vervielfältigbar und archivierbar</text:span></text:p>
                  </text:list-item>
                  <text:list-item>
                    <text:p text:style-name="P26"><text:span text:style-name="T17">Vereinfachte Wartung, Live-Migration, unterbrechungsfrei, auch Technologiewechsel ohne Betriebsunterbrechung</text:span></text:p>
                  </text:list-item>
                  <text:list-item>
                    <text:p text:style-name="P26"><text:span text:style-name="T17">Unterstützt Verfügbarkeits- und Ausfallsicherheitskonzepte</text:span></text:p>
                  </text:list-item>
                  <text:list-item>
                    <text:p text:style-name="P26"><text:span text:style-name="T17">Unterstützung auch historischer Anwendung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Abgrenzung: Anwendungsvirtualisierung (1)</text:span></text:p>
          </draw:text-box>
        </draw:frame>
        <draw:frame draw:name="Rectangle 3" presentation:style-name="pr6" draw:text-style-name="P1" draw:layer="layout" svg:width="22.008cm" svg:height="4.735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Kein zusätzliches Gastbetriebssystem, alles läuft im Host-Betriebssystem</text:span></text:p>
              </text:list-item>
              <text:list-item>
                <text:p text:style-name="P21"><text:span text:style-name="T5">Isolierte Laufzeitumgebungen virtuell in geschlossenem Container</text:span></text:p>
              </text:list-item>
              <text:list-item>
                <text:p text:style-name="P21"><text:span text:style-name="T5">Im Container laufen die Anwendungen</text:span></text:p>
              </text:list-item>
            </text:list>
            <text:p text:style-name="P28"><text:span text:style-name="T5"/></text:p>
          </draw:text-box>
        </draw:frame>
        <draw:custom-shape draw:name="Rechteck 6" draw:style-name="gr12" draw:text-style-name="P29" draw:layer="layout" svg:width="11.799cm" svg:height="1.203cm" svg:x="2.099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203cm" svg:x="2.099cm" svg:y="14.923cm">
          <text:p text:style-name="P11"><text:span text:style-name="T17">Gastgeberbetriebssystem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4.53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15" draw:text-style-name="P1" draw:layer="layout" svg:width="1.193cm" svg:height="1.267cm" svg:x="12.698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022cm" svg:x="2.099cm" svg:y="9.327cm">
          <text:p text:style-name="P11"><text:span text:style-name="T24">Virtualisiertes </text:span></text:p>
          <text:p text:style-name="P11"><text:span text:style-name="T24">System </text:span></text:p>
          <text:p text:style-name="P11"><text:span text:style-name="T24">(Container 1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2.302cm" svg:y="13.119cm">
          <text:p text:style-name="P11"><text:span text:style-name="T25">A1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4.908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501cm" svg:y="13.123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797cm" svg:height="0.003cm" draw:transform="rotate (-1.5707963267949) translate (9.913cm 14.1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8" draw:style-name="gr12" draw:text-style-name="P29" draw:layer="layout" svg:width="4.823cm" svg:height="5.022cm" svg:x="7.479cm" svg:y="9.327cm">
          <text:p text:style-name="P11"><text:span text:style-name="T24">Virtualisiertes </text:span></text:p>
          <text:p text:style-name="P11"><text:span text:style-name="T24">System </text:span></text:p>
          <text:p text:style-name="P11"><text:span text:style-name="T24">(Container 2)</text:span></text:p>
          <draw:enhanced-geometry draw:mirror-horizontal="false" draw:mirror-vertical="false" svg:viewBox="0 0 4824 50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677cm" svg:y="13.119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5" draw:style-name="gr15" draw:text-style-name="P1" draw:layer="layout" svg:width="1.193cm" svg:height="1.265cm" svg:x="10.288cm" svg:y="12.925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877cm" svg:y="13.123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5.041cm" svg:height="0.927cm" svg:x="18.052cm" svg:y="16.387cm">
          <text:p text:style-name="P11"><text:span text:style-name="T24">Ax: Anwendungen</text:span></text:p>
          <draw:enhanced-geometry draw:mirror-horizontal="false" draw:mirror-vertical="false" svg:viewBox="0 0 561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Abgrenzung: Anwendungsvirtualisierung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33" draw:layer="layout" svg:width="21.646cm" svg:height="2.116cm" svg:x="1.905cm" svg:y="0.847cm" presentation:class="title" presentation:user-transformed="true">
          <draw:text-box>
            <text:p text:style-name="P32"><text:span text:style-name="T26">Abgrenzung: Anwendungsvirtualisierung (2)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rteile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Geringer Ressourcenbedarf und hohe Leistung</text:span></text:p>
                  </text:list-item>
                  <text:list-item>
                    <text:p text:style-name="P21"><text:span text:style-name="T19">Gut für Internet Service Provider zur Skalierung von gehosteten Servern oder Webdiensten </text:span><text:span text:style-name="T27">-&gt;</text:span><text:span text:style-name="T19"> wird bei Cloud Computing unterstützt</text:span></text:p>
                  </text:list-item>
                </text:list>
              </text:list-item>
              <text:list-item>
                <text:p text:style-name="P21"><text:span text:style-name="T5">Nachteile</text:span></text:p>
                <text:list>
                  <text:list-item>
                    <text:p text:style-name="P21"><text:span text:style-name="T19">Alle Umgebungen müssen den gleichen in einheitlicher Version BS-Kern nutzen</text:span></text:p>
                  </text:list-item>
                  <text:list-item>
                    <text:p text:style-name="P21"><text:span text:style-name="T19">Verschiedene Betriebssysteme können nicht gleichzeitig verwendet werden</text:span></text:p>
                  </text:list-item>
                </text:list>
              </text:list-item>
              <text:list-item>
                <text:p text:style-name="P21"><text:span text:style-name="T5">Beispiele</text:span></text:p>
                <text:list>
                  <text:list-item>
                    <text:p text:style-name="P21"><text:span text:style-name="T19">Containertechnologie von Sun Solaris</text:span></text:p>
                  </text:list-item>
                  <text:list-item>
                    <text:p text:style-name="P21"><text:span text:style-name="T19">OpenVZ für Linux, Linux-Vserver, Docker, LXC</text:span></text:p>
                  </text:list-item>
                  <text:list-item>
                    <text:p text:style-name="P21"><text:span text:style-name="T19">FreeBSD Jails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Virtualisierungsansätz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Virtualisierungsansätze</text:span></text:p>
          </draw:text-box>
        </draw:frame>
        <draw:frame draw:name="Rectangle 3" presentation:style-name="pr6" draw:text-style-name="P1" draw:layer="layout" svg:width="22.008cm" svg:height="13.9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5">Vollvirtualisierung: 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7">Hardware wird vollständig virtualisiert</text:span></text:p>
                  </text:list-item>
                  <text:list-item>
                    <text:p text:style-name="P21"><text:span text:style-name="T17">Keine Anpassung der Gastbetriebssysteme notwendig</text:span></text:p>
                  </text:list-item>
                </text:list>
              </text:list-item>
              <text:list-item>
                <text:p text:style-name="P21"><text:span text:style-name="T5">Paravirtualisierung:</text:span></text:p>
                <text:list>
                  <text:list-item>
                    <text:p text:style-name="P21"><text:span text:style-name="T17">Anpassung der Gastbetriebssysteme notwendig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212cm" svg:height="10.659cm" svg:x="2.753cm" svg:y="2.16cm" draw:page-number="13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1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6-02">2.06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4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&#10;Das Problem mit den sensitiven Befehle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Das Problem mit den sensitiven Befehlen (1)</text:span></text:p>
          </draw:text-box>
        </draw:frame>
        <draw:frame draw:name="Rectangle 3" presentation:style-name="pr6" draw:text-style-name="P1" draw:layer="layout" svg:width="22.206cm" svg:height="13.8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Es gibt </text:span><text:span text:style-name="T15">privilegierte</text:span><text:span text:style-name="T5"> und </text:span><text:span text:style-name="T15">nicht privilegierte </text:span><text:span text:style-name="T5">Befehle im Befehlssatz von Prozessoren </text:span></text:p>
              </text:list-item>
              <text:list-item>
                <text:p text:style-name="P20"><text:span text:style-name="T5">Der Aufruf von privilegierten Befehlen löst einen Sprung ins Betriebssystem (Trap, Unterbrechung) aus</text:span></text:p>
              </text:list-item>
              <text:list-item>
                <text:p text:style-name="P20"><text:span text:style-name="T5">Es gibt privilegierte Befehle, die dürfen nur im Kernelmodus ausgeführt werden </text:span></text:p>
              </text:list-item>
            </text:list>
            <text:p text:style-name="P34"><text:span text:style-name="T28">-&gt;</text:span><text:span text:style-name="T17"> Trap ins Betriebssystem und Ausführung dort</text:span></text:p>
            <text:list text:style-name="L10">
              <text:list-item>
                <text:p text:style-name="P35"><text:span text:style-name="T5">Es gibt in Prozessoren noch </text:span><text:span text:style-name="T15">die Kategorie der sog. sensitiven Befehle</text:span><text:span text:style-name="T5">, 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17">zustandsverändernd (z.B. Zugriff auf I/O-Geräte oder die MMU oder auf Statusregister) </text:span></text:p>
                  </text:list-item>
                  <text:list-item>
                    <text:p text:style-name="P35"><text:span text:style-name="T17">dürfen nur im Kernmodus ausgeführt werden</text:span></text:p>
                  </text:list-item>
                </text:list>
              </text:list-item>
            </text:list>
            <text:p text:style-name="P34"><text:span text:style-name="T17"/></text:p>
          </draw:text-box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as Problem mit den sensitiven Befehle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Das Problem mit den sensitiven Befehlen (2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Virtualisierbarkeit nach </text:span><text:span text:style-name="T29">dem Popek und Goldberg Theorem</text:span><text:span text:style-name="T21"> (1974): 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Nach Popek und Goldberg ist ein Prozessor virtualisierbar, wenn alle privilegierten Maschinenbefehle eine Unterbrechung (Trap) erzeugen, wenn sie in einem unprivilegierten Prozessormodus ausgeführt werden</text:span></text:p>
                  </text:list-item>
                  <text:list-item>
                    <text:p text:style-name="P24"><text:span text:style-name="T22">Alle sensitiven Befehle sind auch privilegierte Befehle</text:span></text:p>
                  </text:list-item>
                </text:list>
              </text:list-item>
            </text:list>
            <text:p text:style-name="P23"><text:span text:style-name="T29"/></text:p>
          </draw:text-box>
        </draw:frame>
        <draw:custom-shape draw:name="Textfeld 5" draw:style-name="gr16" draw:text-style-name="P1" draw:layer="layout" svg:width="22.043cm" svg:height="2.451cm" svg:x="1.698cm" svg:y="15.924cm">
          <text:p text:style-name="P11"><text:span text:style-name="T25">Popek G. J.; Goldberg R. P. : Formal Requirements for Virtualizable Third Generation Architectures</text:span></text:p>
          <text:p text:style-name="P11"><text:span text:style-name="T30">Communications of the ACM</text:span><text:span text:style-name="T25"> 17 (7). 1974. <text:s/>SS. 412 - 421</text:span></text:p>
          <text:p text:style-name="P11"><text:span text:style-name="T5"/></text:p>
          <draw:enhanced-geometry draw:mirror-horizontal="false" draw:mirror-vertical="false" svg:viewBox="0 0 22044 304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9">Kritische</text:span><text:span text:style-name="T21"> Befehle sind privilegierte Befehle, die im Usermodus keinen Trap (Ausnahme) auslösen</text:span></text:p>
              </text:list-item>
              <text:list-item>
                <text:p text:style-name="P23"><text:span text:style-name="T21">17 Befehle von ca. 250 sind kritisch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GDT (Store Global Descriptior Table)</text:span></text:p>
                  </text:list-item>
                  <text:list-item>
                    <text:p text:style-name="P24"><text:span text:style-name="T22">Stackzugriff mit PUSHF und POPF, usw.</text:span></text:p>
                  </text:list-item>
                </text:list>
              </text:list-item>
            </text:list>
            <text:p text:style-name="P23"><text:span text:style-name="T29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6.087cm" svg:height="7.973cm" svg:x="5.574cm" svg:y="9.525cm">
          <draw:image xlink:href="Pictures/2000006C00000F96000007CDC18D3CB9C3C5A798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1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isierung bei x86-Prozessoren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Virtualisierung bei x86-Prozessoren (2)</text:span></text:p>
          </draw:text-box>
        </draw:frame>
        <draw:frame draw:name="Rectangle 3" presentation:style-name="pr6" draw:text-style-name="P1" draw:layer="layout" svg:width="22.206cm" svg:height="13.599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Lösung dafür nennt sich </text:span><text:span text:style-name="T29">Code Patching </text:span><text:span text:style-name="T21">oder <text:s/></text:span><text:span text:style-name="T31">Binärübersetzung</text:span><text:span text:style-name="T21"> (</text:span><text:span text:style-name="T32">Binary Translation)</text:span><text:span text:style-name="T21"> <text:s/>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Kritische Befehle werden vor der Ausführung, also z.B. beim Starten eine Programms durch den Hypervisor erkannt und ausgetaucht</text:span></text:p>
                  </text:list-item>
                  <text:list-item>
                    <text:p text:style-name="P24"><text:span text:style-name="T22">Typisch für Typ-2-Hypervisors (siehe unten)</text:span></text:p>
                  </text:list-item>
                  <text:list-item>
                    <text:p text:style-name="P24"><text:span text:style-name="T22">Diese ausgetauschten Befehle führen einen Sprung in den Hypervisor aus, wo eine Emulation der kritischen Befehle erfolgen kann </text:span></text:p>
                  </text:list-item>
                </text:list>
              </text:list-item>
              <text:list-item>
                <text:p text:style-name="P23"><text:span text:style-name="T21">Damit kann trotz der Schwächen der x86-Architektur eine vollständige Virtualisierung erreicht werden</text:span></text:p>
              </text:list-item>
            </text:list>
            <text:p text:style-name="P23"><text:span text:style-name="T21"/></text:p>
            <text:p text:style-name="P23"><text:span text:style-name="T29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1)</text:span></text:p>
          </draw:text-box>
        </draw:frame>
        <draw:frame draw:name="Rectangle 3" presentation:style-name="pr6" draw:text-style-name="P1" draw:layer="layout" svg:width="22.206cm" svg:height="7.8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Sensitive Befehle sind </text:span><text:span text:style-name="T29">vollständig</text:span><text:span text:style-name="T21"> in den privilegierten Befehlen enthalten</text:span></text:p>
              </text:list-item>
              <text:list-item>
                <text:p text:style-name="P21"><text:span text:style-name="T5">Intel und AMD bieten z.B. erweiterte Befehlssätze:</text:span></text:p>
              </text:list-item>
            </text:list>
            <text:list text:style-name="L7">
              <text:list-item>
                <text:list>
                  <text:list-item>
                    <text:p text:style-name="P21"><text:span text:style-name="T19">AMD: Pacifica oder ADM-V = SVM = Secure-Virtual-Machine-Befehlssatz</text:span></text:p>
                  </text:list-item>
                  <text:list-item>
                    <text:p text:style-name="P21"><text:span text:style-name="T19">Intel: VMX = </text:span><text:span text:style-name="T33">Virtualization Instruction Set Architecture (ISA) Extension,</text:span><text:span text:style-name="T19"> früher Vanderpool</text:span></text:p>
                  </text:list-item>
                </text:list>
              </text:list-item>
            </text:list>
            <text:p text:style-name="P23"><text:span text:style-name="T29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1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2)</text:span></text:p>
          </draw:text-box>
        </draw:frame>
        <draw:frame draw:name="Rectangle 3" presentation:style-name="pr6" draw:text-style-name="P1" draw:layer="layout" svg:width="22.405cm" svg:height="14.4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läuft in einem neuen </text:span><text:span text:style-name="T29">Root- oder Wirt-Betriebsmodus</text:span><text:span text:style-name="T21"> mit mehr Privilegien als der Ring 0</text:span></text:p>
              </text:list-item>
            </text:list>
            <text:list text:style-name="L7">
              <text:list-item>
                <text:list>
                  <text:list-item>
                    <text:p text:style-name="P24"><text:span text:style-name="T22">Wird auch als </text:span><text:span text:style-name="T34">Ring -1</text:span><text:span text:style-name="T22"> bezeichnet</text:span></text:p>
                  </text:list-item>
                  <text:list-item>
                    <text:p text:style-name="P24"><text:span text:style-name="T22">Root-Betriebsmodus hat die Kontrolle über die CPU und andere Ressourcen <text:s/></text:span></text:p>
                  </text:list-item>
                  <text:list-item>
                    <text:p text:style-name="P24"><text:span text:style-name="T22">Bei Intel-Prozessoren heißt der Root-Betriebsmodus auch </text:span><text:span text:style-name="T34">VMX root</text:span><text:span text:style-name="T22">. </text:span></text:p>
                  </text:list-item>
                </text:list>
              </text:list-item>
              <text:list-item>
                <text:p text:style-name="P23"><text:span text:style-name="T21">Die Gastbetriebssysteme nutzen dagegen den sog. </text:span><text:span text:style-name="T29">Gast-Modus</text:span></text:p>
                <text:list>
                  <text:list-item>
                    <text:p text:style-name="P24"><text:span text:style-name="T34">Wird bei Intel-Prozessoren auch als VMX non-root genannt</text:span></text:p>
                  </text:list-item>
                  <text:list-item>
                    <text:p text:style-name="P24"><text:span text:style-name="T22">Im Gast-Modus wird bei allen sensitiven Befehlsaufrufen ein Trap in den Hypervisor veranlasst</text:span></text:p>
                  </text:list-item>
                </text:list>
              </text:list-item>
            </text:list>
            <text:p text:style-name="P23"><text:span text:style-name="T29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zessoren mit Virtualisierungsunterstützung (3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Prozessoren mit</text:span><text:span text:style-name="T18"><text:line-break/></text:span><text:span text:style-name="T18">Virtualisierungsunterstützung (3)</text:span></text:p>
          </draw:text-box>
        </draw:frame>
        <draw:frame draw:name="Rectangle 3" presentation:style-name="pr6" draw:text-style-name="P1" draw:layer="layout" svg:width="22.405cm" svg:height="2.601cm" svg:x="1.693cm" svg:y="3.325cm" presentation:class="outline" presentation:user-transformed="true">
          <draw:text-box>
            <text:list text:style-name="L6">
              <text:list-item>
                <text:p text:style-name="P23"><text:span text:style-name="T21">Hypervisor verwaltet je VM eine Datenstruktur – VMCS</text:span></text:p>
              </text:list-item>
              <text:list-item>
                <text:p text:style-name="P23"><text:span text:style-name="T21">Mit </text:span><text:span text:style-name="T29">Hypercalls</text:span><text:span text:style-name="T21"> springt VM in den Hypervisor </text:span><text:span text:style-name="T35">-&gt;</text:span><text:span text:style-name="T21"> VMCALL (bei Intel)</text:span></text:p>
              </text:list-item>
              <text:list-item>
                <text:p text:style-name="P23"><text:span text:style-name="T21">Weitere Befehle: VMENTRY, VMEXIT, VMON, VMOFF,…</text:span></text:p>
              </text:list-item>
            </text:list>
            <text:p text:style-name="P23"><text:span text:style-name="T29"/></text:p>
          </draw:text-box>
        </draw:frame>
        <draw:custom-shape draw:name="Rectangle 20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7.639cm" svg:height="7.973cm" svg:x="6.491cm" svg:y="9.102cm">
          <draw:image xlink:href="Pictures/200001290000177100000ABD443623D890AE6B99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2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Das Problem mit den sensitiven Befehlen (5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36"><text:line-break/></text:span><text:span text:style-name="T18">Das Problem mit den sensitiven Befehlen (5)</text:span></text:p>
          </draw:text-box>
        </draw:frame>
        <draw:frame draw:name="Rectangle 3" presentation:style-name="pr6" draw:text-style-name="P1" draw:layer="layout" svg:width="22.608cm" svg:height="13.59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Typischer Ablauf für die Befehlsausführung eines sensitiven Befehls mit Virtualisierungstechnik in der CPU</text:span></text:p>
              </text:list-item>
            </text:list>
          </draw:text-box>
        </draw:frame>
        <draw:custom-shape draw:name="Rectangle 5" draw:style-name="gr18" draw:text-style-name="P29" draw:layer="layout" svg:width="3.064cm" svg:height="1.692cm" svg:x="8.242cm" svg:y="6.713cm">
          <text:p text:style-name="P11"><text:span text:style-name="T25">Gast-BS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8" draw:text-style-name="P29" draw:layer="layout" svg:width="3.015cm" svg:height="1.692cm" svg:x="16.519cm" svg:y="6.713cm">
          <text:p text:style-name="P11"><text:span text:style-name="T25">Hypervisor </text:span></text:p>
          <text:p text:style-name="P11"><text:span text:style-name="T25">Typ 1</text:span></text:p>
          <draw:enhanced-geometry draw:mirror-horizontal="false" draw:mirror-vertical="false" svg:viewBox="0 0 3016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9.745cm" svg:y1="8.406cm" svg:x2="9.701cm" svg:y2="18.024cm">
          <text:p/>
        </draw:line>
        <draw:line draw:name="Line 9" draw:style-name="gr19" draw:text-style-name="P1" draw:layer="layout" svg:x1="18cm" svg:y1="8.406cm" svg:x2="18cm" svg:y2="18.024cm">
          <text:p/>
        </draw:line>
        <draw:line draw:name="Line 10" draw:style-name="gr20" draw:text-style-name="P1" draw:layer="layout" svg:x1="9.798cm" svg:y1="16.026cm" svg:x2="17.943cm" svg:y2="16.008cm">
          <text:p/>
        </draw:line>
        <draw:custom-shape draw:name="Text Box 11" draw:style-name="gr15" draw:text-style-name="P1" draw:layer="layout" svg:width="3.488cm" svg:height="0.843cm" svg:x="5.207cm" svg:y="10.369cm">
          <text:p text:style-name="P11"><text:span text:style-name="T37">Unterbrechung</text:span></text:p>
          <draw:enhanced-geometry draw:mirror-horizontal="false" draw:mirror-vertical="false" svg:viewBox="0 0 349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8" draw:text-style-name="P29" draw:layer="layout" svg:width="3.064cm" svg:height="1.692cm" svg:x="1.698cm" svg:y="6.824cm">
          <text:p text:style-name="P11"><text:span text:style-name="T25">Anwendung</text:span></text:p>
          <draw:enhanced-geometry draw:mirror-horizontal="false" draw:mirror-vertical="false" svg:viewBox="0 0 3065 169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9" draw:text-style-name="P1" draw:layer="layout" svg:x1="3.254cm" svg:y1="8.459cm" svg:x2="3.298cm" svg:y2="12.225cm">
          <text:p/>
        </draw:line>
        <draw:custom-shape draw:name="Text Box 11" draw:style-name="gr15" draw:text-style-name="P1" draw:layer="layout" svg:width="4.144cm" svg:height="1.435cm" svg:x="3.206cm" svg:y="8.623cm">
          <text:p text:style-name="P11"><text:span text:style-name="T37">Aufruf eines </text:span></text:p>
          <text:p text:style-name="P11"><text:span text:style-name="T37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3" draw:style-name="gr21" draw:text-style-name="P1" draw:layer="layout" svg:x1="3.298cm" svg:y1="11.224cm" svg:x2="18cm" svg:y2="11.224cm">
          <text:p/>
        </draw:line>
        <draw:custom-shape draw:name="Text Box 19" draw:style-name="gr16" draw:text-style-name="P1" draw:layer="layout" svg:width="6.098cm" svg:height="2.027cm" svg:x="18.199cm" svg:y="10.978cm">
          <text:p text:style-name="P11"><text:span text:style-name="T37">Woher kommt der Aufruf!</text:span></text:p>
          <text:p text:style-name="P11"><text:span text:style-name="T37">Von der Anwendung </text:span></text:p>
          <text:p text:style-name="P11"><text:span text:style-name="T37">-&gt; Ausführung in Gast-BS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0" draw:text-style-name="P1" draw:layer="layout" svg:x1="18cm" svg:y1="12.825cm" svg:x2="9.798cm" svg:y2="12.825cm">
          <text:p/>
        </draw:line>
        <draw:custom-shape draw:name="Text Box 11" draw:style-name="gr15" draw:text-style-name="P1" draw:layer="layout" svg:width="4.144cm" svg:height="1.435cm" svg:x="9.807cm" svg:y="14.571cm">
          <text:p text:style-name="P11"><text:span text:style-name="T37">Aufruf eines </text:span></text:p>
          <text:p text:style-name="P11"><text:span text:style-name="T37">sensitiven Befehls</text:span></text:p>
          <draw:enhanced-geometry draw:mirror-horizontal="false" draw:mirror-vertical="false" svg:viewBox="0 0 4145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16" draw:text-style-name="P1" draw:layer="layout" svg:width="6.098cm" svg:height="2.027cm" svg:x="18.199cm" svg:y="15.775cm">
          <text:p text:style-name="P11"><text:span text:style-name="T37">Woher kommt der Aufruf?</text:span></text:p>
          <text:p text:style-name="P11"><text:span text:style-name="T37">Vom Gast-BS </text:span></text:p>
          <text:p text:style-name="P11"><text:span text:style-name="T37">-&gt; Ausführung veranlassen</text:span></text:p>
          <draw:enhanced-geometry draw:mirror-horizontal="false" draw:mirror-vertical="false" svg:viewBox="0 0 6099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22" draw:text-style-name="P1" draw:layer="layout" svg:x1="18cm" svg:y1="17.424cm" svg:x2="9.798cm" svg:y2="17.424cm">
          <text:p/>
        </draw:line>
        <draw:custom-shape draw:name="Text Box 11" draw:style-name="gr16" draw:text-style-name="P1" draw:layer="layout" svg:width="7.099cm" svg:height="2.027cm" svg:x="18.3cm" svg:y="13.024cm">
          <text:p text:style-name="P11"><text:span text:style-name="T37">Hinweis: Ohne VT-Unterstützung in der VM </text:span></text:p>
          <text:p text:style-name="P11"><text:span text:style-name="T37">-&gt; Ignorieren</text:span></text:p>
          <draw:enhanced-geometry draw:mirror-horizontal="false" draw:mirror-vertical="false" svg:viewBox="0 0 71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5" draw:text-style-name="P1" draw:layer="layout" svg:width="3.78cm" svg:height="0.843cm" svg:x="9.811cm" svg:y="12.825cm">
          <text:p text:style-name="P11"><text:span text:style-name="T37">Ausführung hier</text:span></text:p>
          <draw:enhanced-geometry draw:mirror-horizontal="false" draw:mirror-vertical="false" svg:viewBox="0 0 3785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2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15">Varianten der Virtualisierung</text:span></text:p>
            </text:list-item>
            <text:list-item>
              <text:p text:style-name="P16"><text:span text:style-name="T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6-02">2.06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3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 über Konzepte und Technologien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 über Konzepte und Technologien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14.128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Es gibt unterschiedlichste Virtualisierungskonzepte und -technologien</text:span></text:p>
              </text:list-item>
              <text:list-item>
                <text:p text:style-name="P25"><text:span text:style-name="T5">Einige davon sollen diskutiert werden:</text:span></text:p>
              </text:list-item>
            </text:list>
            <text:list text:style-name="L7">
              <text:list-item>
                <text:list>
                  <text:list-item>
                    <text:p text:style-name="P26"><text:span text:style-name="T17">Vollständige Virtualisierung, Typ-1-Hypervisor</text:span></text:p>
                  </text:list-item>
                  <text:list-item>
                    <text:p text:style-name="P26"><text:span text:style-name="T17">Vollständige Virtualisierung, Typ-2-Hypervisor</text:span></text:p>
                  </text:list-item>
                  <text:list-item>
                    <text:p text:style-name="P26"><text:span text:style-name="T17">Paravirtualisierung, …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Typ-1-Hypervisor (Vollständige Virtualisierung)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1-Hypervisor</text:span><text:span text:style-name="T18"><text:line-break/></text:span><text:span text:style-name="T18">(Vollständige Virtualisierung) (1)</text:span></text:p>
          </draw:text-box>
        </draw:frame>
        <draw:frame draw:name="Rectangle 3" presentation:style-name="pr6" draw:text-style-name="P1" draw:layer="layout" svg:width="21.589cm" svg:height="5.538cm" svg:x="1.693cm" svg:y="3.387cm" presentation:class="outline" presentation:user-transformed="true">
          <draw:text-box>
            <text:list text:style-name="L6">
              <text:list-item>
                <text:p text:style-name="P20"><text:span text:style-name="T5">VMM = Typ-1-Hypervisor direkt über der Hardware als kleines </text:span><text:span text:style-name="T15">Minibetriebssystem</text:span></text:p>
              </text:list-item>
              <text:list-item>
                <text:p text:style-name="P20"><text:span text:style-name="T5">Variante benötigt VT im Prozessor, sonst nicht möglich</text:span></text:p>
              </text:list-item>
              <text:list-item>
                <text:p text:style-name="P20"><text:span text:style-name="T5">Beispiele: </text:span><text:span text:style-name="T21">XenServer von Citrix Systems, vSphere ESX von VMware, <text:s/>Hyper-V von Microsoft</text:span></text:p>
              </text:list-item>
            </text:list>
          </draw:text-box>
        </draw:frame>
        <draw:custom-shape draw:name="Rechteck 6" draw:style-name="gr12" draw:text-style-name="P29" draw:layer="layout" svg:width="11.799cm" svg:height="1.401cm" svg:x="2.902cm" svg:y="15.924cm">
          <text:p text:style-name="P11"><text:span text:style-name="T17">Hardware</text:span></text:p>
          <draw:enhanced-geometry draw:mirror-horizontal="false" draw:mirror-vertical="false" svg:viewBox="0 0 11800 1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397cm" svg:x="2.902cm" svg:y="14.526cm">
          <text:p text:style-name="P11"><text:span text:style-name="T17">Typ-1-Hypervisor</text:span></text:p>
          <draw:enhanced-geometry draw:mirror-horizontal="false" draw:mirror-vertical="false" svg:viewBox="0 0 11800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193cm" svg:height="1.267cm" svg:x="13.311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6.845cm" svg:height="0.927cm" svg:x="16.225cm" svg:y="16.254cm">
          <text:p text:style-name="P11"><text:span text:style-name="T24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3">
          <draw:custom-shape draw:name="Rechteck 8" draw:style-name="gr12" draw:text-style-name="P29" draw:layer="layout" svg:width="4.823cm" svg:height="3.624cm" svg:x="2.88cm" svg:y="10.724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3.079cm" svg:y="13.129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08cm" svg:y="12.122cm">
            <text:p text:style-name="P11"><text:span text:style-name="T25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193cm" svg:height="1.265cm" svg:x="5.689cm" svg:y="11.925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4.28cm" svg:y="12.125cm">
            <text:p text:style-name="P11"><text:span text:style-name="T25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88cm" svg:y="10.724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8.079cm" svg:y="13.123cm">
          <text:p text:style-name="P11"><text:span text:style-name="T17">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079cm" svg:y="12.118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0.689cm" svg:y="11.721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78cm" svg:y="12.122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Typ-2-Hypervisor (2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line-break/></text:span><text:span text:style-name="T18">Typ-2-Hypervisor (2)</text:span></text:p>
          </draw:text-box>
        </draw:frame>
        <draw:frame draw:name="Rectangle 3" presentation:style-name="pr6" draw:text-style-name="P1" draw:layer="layout" svg:width="22.405cm" svg:height="11.001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Auch Hosted-Ansatz, Vollvirtualisierung</text:span></text:p>
              </text:list-item>
              <text:list-item>
                <text:p text:style-name="P20"><text:span text:style-name="T5">Wenn </text:span><text:span text:style-name="T15">keine</text:span><text:span text:style-name="T5"> Virtualisierungsunterstützung durch Prozessoren vorhanden ist, ist Hypervisor vom Typ 2 sinnvoll</text:span></text:p>
              </text:list-item>
              <text:list-item>
                <text:p text:style-name="P20"><text:span text:style-name="T21">Beim Start eines Anwendungsprogramms in einer VM wird zunächst eine Übersetzung sensitiver Befehle in spezielle Hypervisor-Prozeduren durchgeführ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4">Binary Translation</text:span></text:p>
                  </text:list-item>
                  <text:list-item>
                    <text:p text:style-name="P20"><text:span text:style-name="T17">Hypervisor läuft als einfaches Benutzerprogramm über Gast-BS</text:span></text:p>
                  </text:list-item>
                </text:list>
              </text:list-item>
              <text:list-item>
                <text:p text:style-name="P20"><text:span text:style-name="T5">Gastbetriebssystem wandelt die Aufrufe in spezielle Aufrufe an den Hypervisor um, der die Befehle dann emuliert</text:span></text:p>
              </text:list-item>
            </text:list>
            <text:p text:style-name="P36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2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 &#10;Typ-2-Hypervisor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18"><text:s/></text:span><text:span text:style-name="T18"><text:line-break/></text:span><text:span text:style-name="T18">Typ-2-Hypervisor (1)</text:span></text:p>
          </draw:text-box>
        </draw:frame>
        <draw:frame draw:name="Rectangle 3" presentation:style-name="pr6" draw:text-style-name="P1" draw:layer="layout" svg:width="22.206cm" svg:height="2.539cm" svg:x="1.693cm" svg:y="3.325cm" presentation:class="outline" presentation:user-transformed="true">
          <draw:text-box>
            <text:list text:style-name="L6">
              <text:list-item>
                <text:p text:style-name="P20"><text:span text:style-name="T5">Mehr Overhead als bei Typ-1-Hypervisor</text:span></text:p>
              </text:list-item>
              <text:list-item>
                <text:p text:style-name="P20"><text:span text:style-name="T5">Nicht für Produktionseinsatz, eher für Test- und Entwicklungsumgebungen</text:span></text:p>
              </text:list-item>
              <text:list-item>
                <text:p text:style-name="P20"><text:span text:style-name="T5">Beispiele: <text:s/></text:span><text:span text:style-name="T21">Virtual Server / PC von Microsoft, VMware Workstation</text:span></text:p>
              </text:list-item>
            </text:list>
            <text:p text:style-name="P20"><text:span text:style-name="T17"/></text:p>
            <text:p text:style-name="P36"><text:span text:style-name="T17"/></text:p>
          </draw:text-box>
        </draw:frame>
        <draw:custom-shape draw:name="Rechteck 6" draw:style-name="gr12" draw:text-style-name="P29" draw:layer="layout" svg:width="14.6cm" svg:height="1.397cm" svg:x="2.536cm" svg:y="15.928cm">
          <text:p text:style-name="P11"><text:span text:style-name="T17">Hardware</text:span></text:p>
          <draw:enhanced-geometry draw:mirror-horizontal="false" draw:mirror-vertical="false" svg:viewBox="0 0 14601 139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11.799cm" svg:height="1.198cm" svg:x="2.536cm" svg:y="13.525cm">
          <text:p text:style-name="P11"><text:span text:style-name="T17">Typ-2-Hypervisor</text:span></text:p>
          <draw:enhanced-geometry draw:mirror-horizontal="false" draw:mirror-vertical="false" svg:viewBox="0 0 11800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14.6cm" svg:height="1.203cm" svg:x="2.536cm" svg:y="14.724cm">
          <text:p text:style-name="P11"><text:span text:style-name="T17">Gastgeberbetriebssystem</text:span></text:p>
          <draw:enhanced-geometry draw:mirror-horizontal="false" draw:mirror-vertical="false" svg:viewBox="0 0 146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193cm" svg:height="1.267cm" svg:x="12.932cm" svg:y="11.126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">
          <draw:custom-shape draw:name="Rechteck 8" draw:style-name="gr12" draw:text-style-name="P29" draw:layer="layout" svg:width="4.823cm" svg:height="3.624cm" svg:x="2.5cm" svg:y="9.723cm">
            <text:p text:style-name="P11"><text:span text:style-name="T17">VM</text:span></text:p>
            <draw:enhanced-geometry draw:mirror-horizontal="false" draw:mirror-vertical="false" svg:viewBox="0 0 4824 362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1cm" svg:x="2.699cm" svg:y="12.128cm">
            <text:p text:style-name="P11"><text:span text:style-name="T17">Windows</text:span></text:p>
            <draw:enhanced-geometry draw:mirror-horizontal="false" draw:mirror-vertical="false" svg:viewBox="0 0 4202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2.7cm" svg:y="11.121cm">
            <text:p text:style-name="P11"><text:span text:style-name="T25">A1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193cm" svg:height="1.265cm" svg:x="5.31cm" svg:y="10.924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3cm" svg:x="3.901cm" svg:y="11.124cm">
            <text:p text:style-name="P11"><text:span text:style-name="T25">A2</text:span></text:p>
            <draw:enhanced-geometry draw:mirror-horizontal="false" draw:mirror-vertical="false" svg:viewBox="0 0 1000 8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24cm" svg:x="7.501cm" svg:y="9.723cm">
          <text:p text:style-name="P11"><text:span text:style-name="T17">VM</text:span></text:p>
          <draw:enhanced-geometry draw:mirror-horizontal="false" draw:mirror-vertical="false" svg:viewBox="0 0 4824 3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0.996cm" svg:x="7.704cm" svg:y="12.127cm">
          <text:p text:style-name="P11"><text:span text:style-name="T17">Linux</text:span></text:p>
          <draw:enhanced-geometry draw:mirror-horizontal="false" draw:mirror-vertical="false" svg:viewBox="0 0 4198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7.704cm" svg:y="11.117cm">
          <text:p text:style-name="P11"><text:span text:style-name="T25">A1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0.31cm" svg:y="10.7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8.903cm" svg:y="11.121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2" draw:style-name="gr12" draw:text-style-name="P29" draw:layer="layout" svg:width="2.799cm" svg:height="1.803cm" svg:x="14.336cm" svg:y="9.723cm">
          <text:p text:style-name="P11"><text:span text:style-name="T25">Host-</text:span></text:p>
          <text:p text:style-name="P11"><text:span text:style-name="T25">Anwendung</text:span></text:p>
          <draw:enhanced-geometry draw:mirror-horizontal="false" draw:mirror-vertical="false" svg:viewBox="0 0 2800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4" draw:style-name="gr14" draw:text-style-name="P31" draw:layer="layout" svg:width="3.2cm" svg:height="0.003cm" draw:transform="rotate (-1.5707963267949) translate (15.738cm 11.52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6.845cm" svg:height="0.927cm" svg:x="17.531cm" svg:y="16.391cm">
          <text:p text:style-name="P11"><text:span text:style-name="T24">Ax: Anwendungsprozesse</text:span></text:p>
          <draw:enhanced-geometry draw:mirror-horizontal="false" draw:mirror-vertical="false" svg:viewBox="0 0 770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7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1)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1)</text:span></text:p>
          </draw:text-box>
        </draw:frame>
        <draw:frame draw:name="Rectangle 3" presentation:style-name="pr6" draw:text-style-name="P37" draw:layer="layout" svg:width="22.008cm" svg:height="5.538cm" svg:x="1.693cm" svg:y="3.862cm" presentation:class="outline" presentation:user-transformed="true">
          <draw:text-box>
            <text:list text:style-name="L6">
              <text:list-item>
                <text:p text:style-name="P21"><text:span text:style-name="T17">Hypervisor ist hier ein reduziertes Metabetriebssystem</text:span></text:p>
              </text:list-item>
              <text:list-item>
                <text:p text:style-name="P21"><text:span text:style-name="T17">Paravirtualisierung arbeitet mit </text:span><text:span text:style-name="T23">modifiziertem</text:span><text:span text:style-name="T17"> Gastbetriebssystem (paravirtualisieres Betriebssystem)</text:span></text:p>
              </text:list-item>
              <text:list-item>
                <text:p text:style-name="P21"><text:span text:style-name="T17">Hypervisor-Aufrufe über spezielle Systemaufrufe (API)</text:span></text:p>
              </text:list-item>
              <text:list-item>
                <text:p text:style-name="P21"><text:span text:style-name="T17">Beispiele: Das offene Xen</text:span></text:p>
              </text:list-item>
            </text:list>
            <text:p text:style-name="P21"><text:span text:style-name="T17"/></text:p>
          </draw:text-box>
        </draw:frame>
        <draw:custom-shape draw:name="Rechteck 6" draw:style-name="gr12" draw:text-style-name="P29" draw:layer="layout" svg:width="11.799cm" svg:height="1.203cm" svg:x="1.698cm" svg:y="16.122cm">
          <text:p text:style-name="P11"><text:span text:style-name="T17">Hardware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8" draw:layer="layout" svg:width="11.799cm" svg:height="1.203cm" svg:x="1.698cm" svg:y="14.923cm">
          <text:p text:style-name="P11"><text:span text:style-name="T19">Gastgeberbetriebssystem (Host-BS)</text:span></text:p>
          <draw:enhanced-geometry draw:mirror-horizontal="false" draw:mirror-vertical="false" svg:viewBox="0 0 11800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1.516cm" svg:x="4.295cm" svg:y="13.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30" draw:style-name="gr14" draw:text-style-name="P31" draw:layer="layout" svg:width="0.003cm" svg:height="1.706cm" svg:x="9.288cm" svg:y="13.22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21" draw:style-name="gr15" draw:text-style-name="P1" draw:layer="layout" svg:width="8.051cm" svg:height="0.927cm" svg:x="14.74cm" svg:y="10.786cm">
          <text:p text:style-name="P11"><text:span text:style-name="T24">Anwendungsprozesse (Ring 3)</text:span></text:p>
          <draw:enhanced-geometry draw:mirror-horizontal="false" draw:mirror-vertical="false" svg:viewBox="0 0 902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7.831cm" svg:height="0.927cm" svg:x="14.737cm" svg:y="12.987cm">
          <text:p text:style-name="P11"><text:span text:style-name="T24">Gastbetriebssysteme (Ring 1)</text:span></text:p>
          <draw:enhanced-geometry draw:mirror-horizontal="false" draw:mirror-vertical="false" svg:viewBox="0 0 88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8.805cm" svg:height="1.603cm" svg:x="14.757cm" svg:y="14.927cm">
          <text:p text:style-name="P11"><text:span text:style-name="T24">Hypervisor = Minibetriebssystem </text:span></text:p>
          <text:p text:style-name="P11"><text:span text:style-name="T24">(Ring 0)</text:span></text:p>
          <draw:enhanced-geometry draw:mirror-horizontal="false" draw:mirror-vertical="false" svg:viewBox="0 0 100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6.777cm" svg:height="0.927cm" svg:x="9.573cm" svg:y="13.926cm">
          <text:p text:style-name="P11"><text:span text:style-name="T24">Spezielles Hypervisor-API</text:span></text:p>
          <draw:enhanced-geometry draw:mirror-horizontal="false" draw:mirror-vertical="false" svg:viewBox="0 0 758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0" draw:style-name="gr15" draw:text-style-name="P1" draw:layer="layout" svg:width="1.193cm" svg:height="1.267cm" svg:x="12.297cm" svg:y="12.127cm">
          <text:p text:style-name="P11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51">
          <draw:custom-shape draw:name="Rechteck 8" draw:style-name="gr12" draw:text-style-name="P29" draw:layer="layout" svg:width="4.823cm" svg:height="3.619cm" svg:x="1.865cm" svg:y="10.323cm">
            <text:p text:style-name="P11"><text:span text:style-name="T17">VM</text:span></text:p>
            <draw:enhanced-geometry draw:mirror-horizontal="false" draw:mirror-vertical="false" svg:viewBox="0 0 4824 362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4.201cm" svg:height="0.998cm" svg:x="2.064cm" svg:y="12.724cm">
            <text:p text:style-name="P11"><text:span text:style-name="T17">Windows</text:span></text:p>
            <draw:enhanced-geometry draw:mirror-horizontal="false" draw:mirror-vertical="false" svg:viewBox="0 0 4202 9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2.065cm" svg:y="11.719cm">
            <text:p text:style-name="P11"><text:span text:style-name="T25">A1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5" draw:style-name="gr15" draw:text-style-name="P1" draw:layer="layout" svg:width="1.193cm" svg:height="1.265cm" svg:x="4.675cm" svg:y="11.522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1" draw:style-name="gr12" draw:text-style-name="P29" draw:layer="layout" svg:width="0.999cm" svg:height="0.802cm" svg:x="3.266cm" svg:y="11.722cm">
            <text:p text:style-name="P11"><text:span text:style-name="T25">A2</text:span></text:p>
            <draw:enhanced-geometry draw:mirror-horizontal="false" draw:mirror-vertical="false" svg:viewBox="0 0 1000 80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8" draw:style-name="gr12" draw:text-style-name="P29" draw:layer="layout" svg:width="4.823cm" svg:height="3.619cm" svg:x="6.866cm" svg:y="10.323cm">
          <text:p text:style-name="P11"><text:span text:style-name="T17">VM</text:span></text:p>
          <draw:enhanced-geometry draw:mirror-horizontal="false" draw:mirror-vertical="false" svg:viewBox="0 0 4824 36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7.069cm" svg:y="12.722cm">
          <text:p text:style-name="P11"><text:span text:style-name="T17">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7.069cm" svg:y="11.717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9.675cm" svg:y="11.3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6cm" svg:x="8.268cm" svg:y="11.717cm">
          <text:p text:style-name="P11"><text:span text:style-name="T25">A2</text:span></text:p>
          <draw:enhanced-geometry draw:mirror-horizontal="false" draw:mirror-vertical="false" svg:viewBox="0 0 1001 8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8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ravirtualisierung (2)&#10;Ablauf eines Hypercalls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Paravirtualisierung (2)</text:span><text:span text:style-name="T9"><text:line-break/></text:span><text:span text:style-name="T9">Ablauf eines Hypercalls</text:span></text:p>
          </draw:text-box>
        </draw:frame>
        <draw:g draw:name="Gruppieren 23">
          <draw:custom-shape draw:name="Rectangle 5" draw:style-name="gr18" draw:text-style-name="P29" draw:layer="layout" svg:width="3.064cm" svg:height="1.365cm" svg:x="7.841cm" svg:y="7.603cm">
            <text:p text:style-name="P11"><text:span text:style-name="T25">Gast-BS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29" draw:layer="layout" svg:width="3.015cm" svg:height="1.365cm" svg:x="14.683cm" svg:y="7.603cm">
            <text:p text:style-name="P11"><text:span text:style-name="T25">Hypervisor 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9.344cm" svg:y1="8.968cm" svg:x2="9.3cm" svg:y2="16.724cm">
            <text:p/>
          </draw:line>
          <draw:line draw:name="Line 9" draw:style-name="gr19" draw:text-style-name="P1" draw:layer="layout" svg:x1="16.164cm" svg:y1="8.968cm" svg:x2="16.164cm" svg:y2="16.724cm">
            <text:p/>
          </draw:line>
          <draw:line draw:name="Line 10" draw:style-name="gr20" draw:text-style-name="P1" draw:layer="layout" svg:x1="9.298cm" svg:y1="13.822cm" svg:x2="16.099cm" svg:y2="13.822cm">
            <text:p/>
          </draw:line>
          <draw:custom-shape draw:name="Text Box 11" draw:style-name="gr15" draw:text-style-name="P1" draw:layer="layout" svg:width="4.072cm" svg:height="0.841cm" svg:x="4.3cm" svg:y="9.79cm">
            <text:p text:style-name="P11"><text:span text:style-name="T37">Systemcall (Trap)</text:span></text:p>
            <draw:enhanced-geometry draw:mirror-horizontal="false" draw:mirror-vertical="false" svg:viewBox="0 0 4039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8" draw:text-style-name="P29" draw:layer="layout" svg:width="3.064cm" svg:height="1.365cm" svg:x="1.296cm" svg:y="7.692cm">
            <text:p text:style-name="P11"><text:span text:style-name="T25">Anwendung</text:span></text:p>
            <draw:enhanced-geometry draw:mirror-horizontal="false" draw:mirror-vertical="false" svg:viewBox="0 0 3065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19" draw:text-style-name="P1" draw:layer="layout" svg:x1="2.853cm" svg:y1="9.011cm" svg:x2="2.897cm" svg:y2="16.564cm">
            <text:p/>
          </draw:line>
          <draw:line draw:name="Line 10" draw:style-name="gr20" draw:text-style-name="P1" draw:layer="layout" svg:x1="16.099cm" svg:y1="12.532cm" svg:x2="9.397cm" svg:y2="12.531cm">
            <text:p/>
          </draw:line>
          <draw:line draw:name="Line 10" draw:style-name="gr22" draw:text-style-name="P1" draw:layer="layout" svg:x1="9.298cm" svg:y1="16.242cm" svg:x2="2.897cm" svg:y2="16.242cm">
            <text:p/>
          </draw:line>
          <draw:custom-shape draw:name="Text Box 11" draw:style-name="gr15" draw:text-style-name="P1" draw:layer="layout" svg:width="2.683cm" svg:height="0.841cm" svg:x="11.405cm" svg:y="11.887cm">
            <text:p text:style-name="P11"><text:span text:style-name="T37">Systemcall</text:span></text:p>
            <draw:enhanced-geometry draw:mirror-horizontal="false" draw:mirror-vertical="false" svg:viewBox="0 0 2671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.698cm" svg:y="6.725cm">
            <text:p text:style-name="P11"><text:span text:style-name="T37">Ring 3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8.298cm" svg:y="6.725cm">
            <text:p text:style-name="P11"><text:span text:style-name="T37">Ring 1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9" draw:style-name="gr16" draw:text-style-name="P1" draw:layer="layout" svg:width="2.199cm" svg:height="0.841cm" svg:x="15.065cm" svg:y="6.725cm">
            <text:p text:style-name="P11"><text:span text:style-name="T37">Ring 0</text:span></text:p>
            <draw:enhanced-geometry draw:mirror-horizontal="false" draw:mirror-vertical="false" svg:viewBox="0 0 220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2.459cm" svg:height="0.841cm" svg:x="11.509cm" svg:y="13.133cm">
            <text:p text:style-name="P11"><text:span text:style-name="T37">Hypercall</text:span></text:p>
            <draw:enhanced-geometry draw:mirror-horizontal="false" draw:mirror-vertical="false" svg:viewBox="0 0 2460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8" draw:text-style-name="P29" draw:layer="layout" svg:width="3.015cm" svg:height="1.365cm" svg:x="21.484cm" svg:y="7.604cm">
            <text:p text:style-name="P11"><text:span text:style-name="T25">CPU</text:span></text:p>
            <draw:enhanced-geometry draw:mirror-horizontal="false" draw:mirror-vertical="false" svg:viewBox="0 0 3016 13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9" draw:style-name="gr19" draw:text-style-name="P1" draw:layer="layout" svg:x1="22.965cm" svg:y1="8.969cm" svg:x2="22.965cm" svg:y2="16.726cm">
            <text:p/>
          </draw:line>
          <draw:line draw:name="Line 10" draw:style-name="gr20" draw:text-style-name="P1" draw:layer="layout" svg:x1="16.099cm" svg:y1="15.919cm" svg:x2="22.9cm" svg:y2="15.919cm">
            <text:p/>
          </draw:line>
          <draw:custom-shape draw:name="Text Box 11" draw:style-name="gr15" draw:text-style-name="P1" draw:layer="layout" svg:width="4.766cm" svg:height="0.841cm" svg:x="17.312cm" svg:y="15.23cm">
            <text:p text:style-name="P11"><text:span text:style-name="T37">Zugriff auf Hardware</text:span></text:p>
            <draw:enhanced-geometry draw:mirror-horizontal="false" draw:mirror-vertical="false" svg:viewBox="0 0 4767 84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1" draw:style-name="gr15" draw:text-style-name="P1" draw:layer="layout" svg:width="4.478cm" svg:height="1.433cm" svg:x="16.111cm" svg:y="13.78cm">
            <text:p text:style-name="P11"><text:span text:style-name="T37">Nur Hypervisor <text:s/>ist </text:span></text:p>
            <text:p text:style-name="P11"><text:span text:style-name="T37">privilegiert</text:span></text:p>
            <draw:enhanced-geometry draw:mirror-horizontal="false" draw:mirror-vertical="false" svg:viewBox="0 0 447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2" draw:text-style-name="P1" draw:layer="layout" svg:x1="16.099cm" svg:y1="16.08cm" svg:x2="9.298cm" svg:y2="16.08cm">
            <text:p/>
          </draw:line>
          <draw:custom-shape draw:name="Text Box 11" draw:style-name="gr15" draw:text-style-name="P1" draw:layer="layout" svg:width="4.059cm" svg:height="1.433cm" svg:x="16.304cm" svg:y="10.435cm">
            <text:p text:style-name="P11"><text:span text:style-name="T37">Wird abgefangen </text:span></text:p>
            <text:p text:style-name="P11"><text:span text:style-name="T37">und geprüft</text:span></text:p>
            <draw:enhanced-geometry draw:mirror-horizontal="false" draw:mirror-vertical="false" svg:viewBox="0 0 4039 14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0" draw:style-name="gr20" draw:text-style-name="P1" draw:layer="layout" svg:x1="2.896cm" svg:y1="10.434cm" svg:x2="16.098cm" svg:y2="10.434cm">
            <text:p/>
          </draw:line>
        </draw:g>
        <draw:custom-shape draw:name="Rectangle 3" draw:style-name="gr7" draw:text-style-name="P1" draw:layer="layout" svg:width="22.008cm" svg:height="5.538cm" svg:x="1.693cm" svg:y="3.387cm">
          <text:list text:style-name="L11">
            <text:list-item>
              <text:p text:style-name="P21"><text:span text:style-name="T5">Bei x86-Architektur</text:span></text:p>
            </text:list-item>
          </text:list>
          <text:p text:style-name="P21"><text:span text:style-name="T5"/></text:p>
          <draw:enhanced-geometry draw:mirror-horizontal="false" draw:mirror-vertical="false" svg:viewBox="0 0 22009 553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3cm" svg:y="2.16cm" draw:page-number="29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Weiterführung der Idee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<text:line-break/></text:span><text:span text:style-name="T9">Weiterführung der Idee</text:span></text:p>
          </draw:text-box>
        </draw:frame>
        <draw:frame draw:name="Rectangle 3" presentation:style-name="pr6" draw:text-style-name="P1" draw:layer="layout" svg:width="22.008cm" svg:height="3.738cm" svg:x="1.693cm" svg:y="3.387cm" presentation:class="outline" presentation:user-transformed="true">
          <draw:text-box>
            <text:list text:style-name="L6">
              <text:list-item>
                <text:p text:style-name="P21"><text:span text:style-name="T17">Idee eines VMI = Virtual Machine Interface als Schnittstelle zu einem Mikrokern (API mit Hypervisor-Befehlen)</text:span></text:p>
              </text:list-item>
              <text:list-item>
                <text:p text:style-name="P21"><text:span text:style-name="T17">Hypervisor-Konzepte und Paravirtialisierung immer schwerer abzugrenzen</text:span></text:p>
              </text:list-item>
            </text:list>
          </draw:text-box>
        </draw:frame>
        <draw:custom-shape draw:name="Rechteck 6" draw:style-name="gr12" draw:text-style-name="P29" draw:layer="layout" svg:width="5.004cm" svg:height="1.203cm" svg:x="2.496cm" svg:y="16.822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2.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1cm" svg:x="2.866cm" svg:y="10.626cm">
          <text:p text:style-name="P11"><text:span text:style-name="T17">VMI Linux</text:span></text:p>
          <draw:enhanced-geometry draw:mirror-horizontal="false" draw:mirror-vertical="false" svg:viewBox="0 0 4198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2.866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5.477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066cm" svg:y="9.625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5" draw:text-style-name="P1" draw:layer="layout" svg:width="3.085cm" svg:height="1.435cm" svg:x="20.686cm" svg:y="16.624cm">
          <text:p text:style-name="P11"><text:span text:style-name="T25">Quelle: </text:span></text:p>
          <text:p text:style-name="P11"><text:span text:style-name="T25">Tanenbaum</text:span></text:p>
          <draw:enhanced-geometry draw:mirror-horizontal="false" draw:mirror-vertical="false" svg:viewBox="0 0 3366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2.897cm" svg:y="11.826cm">
          <text:p text:style-name="P11"><text:span text:style-name="T24">VMI Linux </text:span></text:p>
          <text:p text:style-name="P11"><text:span text:style-name="T24">HW-Interface-</text:span></text:p>
          <text:p text:style-name="P11"><text:span text:style-name="T24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5cm" svg:height="1.203cm" svg:x="8.899cm" svg:y="16.826cm">
          <text:p text:style-name="P11"><text:span text:style-name="T17">Hard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cm" svg:height="1.203cm" svg:x="8.899cm" svg:y="15.627cm">
          <text:p text:style-name="P11"><text:span text:style-name="T17">VMware</text:span></text:p>
          <draw:enhanced-geometry draw:mirror-horizontal="false" draw:mirror-vertical="false" svg:viewBox="0 0 50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01cm" svg:height="2.799cm" svg:x="4.899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027cm" svg:x="1.499cm" svg:y="14.626cm">
          <text:p text:style-name="P11"><text:span text:style-name="T25">Sensitive Befehle direkt an HW</text:span></text:p>
          <draw:enhanced-geometry draw:mirror-horizontal="false" draw:mirror-vertical="false" svg:viewBox="0 0 4000 20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8.877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9.243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9.243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1.854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0.442cm" svg:y="9.625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197cm" svg:height="2.199cm" svg:x="9.278cm" svg:y="11.826cm">
          <text:p text:style-name="P11"><text:span text:style-name="T24">VMI Linux </text:span></text:p>
          <text:p text:style-name="P11"><text:span text:style-name="T24">VMware-</text:span></text:p>
          <text:p text:style-name="P11"><text:span text:style-name="T24">Library</text:span></text:p>
          <draw:enhanced-geometry draw:mirror-horizontal="false" draw:mirror-vertical="false" svg:viewBox="0 0 4198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1cm" svg:height="1.6cm" svg:x="11.377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hteck 6" draw:style-name="gr12" draw:text-style-name="P29" draw:layer="layout" svg:width="5.004cm" svg:height="1.203cm" svg:x="15.297cm" svg:y="16.826cm">
          <text:p text:style-name="P11"><text:span text:style-name="T17">Hardware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30" draw:layer="layout" svg:width="5.004cm" svg:height="1.203cm" svg:x="15.297cm" svg:y="15.627cm">
          <text:p text:style-name="P11"><text:span text:style-name="T17">Xen</text:span></text:p>
          <draw:enhanced-geometry draw:mirror-horizontal="false" draw:mirror-vertical="false" svg:viewBox="0 0 5005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6.203cm" svg:x="15.275cm" svg:y="8.223cm">
          <text:p text:style-name="P11"><text:span text:style-name="T17">VM</text:span></text:p>
          <draw:enhanced-geometry draw:mirror-horizontal="false" draw:mirror-vertical="false" svg:viewBox="0 0 4824 6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201cm" svg:height="1cm" svg:x="15.641cm" svg:y="10.626cm">
          <text:p text:style-name="P11"><text:span text:style-name="T17">VMI Linux</text:span></text:p>
          <draw:enhanced-geometry draw:mirror-horizontal="false" draw:mirror-vertical="false" svg:viewBox="0 0 4202 10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15.641cm" svg:y="9.621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18.252cm" svg:y="9.422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0.996cm" svg:height="0.802cm" svg:x="16.845cm" svg:y="9.625cm">
          <text:p text:style-name="P11"><text:span text:style-name="T25">A2</text:span></text:p>
          <draw:enhanced-geometry draw:mirror-horizontal="false" draw:mirror-vertical="false" svg:viewBox="0 0 9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" draw:text-style-name="P29" draw:layer="layout" svg:width="4.201cm" svg:height="2.199cm" svg:x="15.677cm" svg:y="11.826cm">
          <text:p text:style-name="P11"><text:span text:style-name="T24">VMI Linux </text:span></text:p>
          <text:p text:style-name="P11"><text:span text:style-name="T24">Xen-</text:span></text:p>
          <text:p text:style-name="P11"><text:span text:style-name="T24">Library</text:span></text:p>
          <draw:enhanced-geometry draw:mirror-horizontal="false" draw:mirror-vertical="false" svg:viewBox="0 0 4202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23" draw:style-name="gr14" draw:text-style-name="P31" draw:layer="layout" svg:width="0.025cm" svg:height="1.6cm" svg:x="17.776cm" svg:y="14.0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1" draw:style-name="gr16" draw:text-style-name="P1" draw:layer="layout" svg:width="3.999cm" svg:height="2.619cm" svg:x="20.501cm" svg:y="12.624cm">
          <text:p text:style-name="P11"><text:span text:style-name="T25">Hypervisor-Aufruf (keine sensitiven Befehle mehr)</text:span></text:p>
          <draw:enhanced-geometry draw:mirror-horizontal="false" draw:mirror-vertical="false" svg:viewBox="0 0 4000 32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23" draw:text-style-name="P31" draw:layer="layout" svg:x1="20.5cm" svg:y1="14.824cm" svg:x2="11.5cm" svg:y2="14.824cm">
          <text:p/>
        </draw:line>
        <draw:line draw:name="Gerade Verbindung 59" draw:style-name="gr23" draw:text-style-name="P31" draw:layer="layout" svg:x1="20.5cm" svg:y1="14.824cm" svg:x2="17.899cm" svg:y2="15.225cm">
          <text:p/>
        </draw:line>
        <presentation:notes draw:style-name="dp3">
          <draw:page-thumbnail draw:style-name="gr5" draw:layer="layout" svg:width="14.212cm" svg:height="10.659cm" svg:x="2.753cm" svg:y="2.16cm" draw:page-number="30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allbeispiel: &#10;KVM – Kernel Virtual Machine unter Linux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Fallbeispiel: </text:span><text:span text:style-name="T9"><text:line-break/></text:span><text:span text:style-name="T9">KVM – Kernel Virtual Machine unter Linux</text:span></text:p>
          </draw:text-box>
        </draw:frame>
        <draw:frame draw:name="Rectangle 3" presentation:style-name="pr6" draw:text-style-name="P39" draw:layer="layout" svg:width="22.603cm" svg:height="4.537cm" svg:x="1.698cm" svg:y="3.387cm" presentation:class="outline" presentation:user-transformed="true">
          <draw:text-box>
            <text:list text:style-name="L6">
              <text:list-item>
                <text:p text:style-name="P21"><text:span text:style-name="T19">KVM ist ein Modul des Linux-Kerns </text:span><text:span text:style-name="T27">-&gt;</text:span><text:span text:style-name="T19"> </text:span><text:span text:style-name="T20">Linux-Kern ist Hypervisor</text:span></text:p>
              </text:list-item>
              <text:list-item>
                <text:p text:style-name="P21"><text:span text:style-name="T19">Voraussetzung: Prozessor unterstützt Virtualisierungstechnik</text:span></text:p>
              </text:list-item>
              <text:list-item>
                <text:p text:style-name="P21"><text:span text:style-name="T19">Special Device </text:span><text:span text:style-name="T20">/dev/kvm </text:span><text:span text:style-name="T19">dient der Virtualisierung des Speichers</text:span></text:p>
              </text:list-item>
              <text:list-item>
                <text:p text:style-name="P21"><text:span text:style-name="T20">QEMU</text:span><text:span text:style-name="T19">-Prozess wickelt I/O-Befehle <text:s/>ab</text:span></text:p>
              </text:list-item>
            </text:list>
          </draw:text-box>
        </draw:frame>
        <draw:custom-shape draw:name="Rechteck 6" draw:style-name="gr12" draw:text-style-name="P29" draw:layer="layout" svg:width="13.405cm" svg:height="1.203cm" svg:x="2.672cm" svg:y="16.122cm">
          <text:p text:style-name="P11"><text:span text:style-name="T17">Hardware</text:span></text:p>
          <draw:enhanced-geometry draw:mirror-horizontal="false" draw:mirror-vertical="false" svg:viewBox="0 0 13406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5.401cm" svg:x="2.677cm" svg:y="8.524cm">
          <text:p text:style-name="P11"><text:span text:style-name="T17">VM</text:span></text:p>
          <draw:enhanced-geometry draw:mirror-horizontal="false" draw:mirror-vertical="false" svg:viewBox="0 0 4824 54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197cm" svg:height="2.601cm" svg:x="3.074cm" svg:y="10.927cm">
          <text:p text:style-name="P11"><text:span text:style-name="T17">Gast BS</text:span></text:p>
          <draw:enhanced-geometry draw:mirror-horizontal="false" draw:mirror-vertical="false" svg:viewBox="0 0 4198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3.043cm" svg:y="9.922cm">
          <text:p text:style-name="P11"><text:span text:style-name="T25">A1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5" draw:style-name="gr15" draw:text-style-name="P1" draw:layer="layout" svg:width="1.193cm" svg:height="1.265cm" svg:x="5.653cm" svg:y="9.723cm">
          <text:p text:style-name="P11"><text:span text:style-name="T5">…</text:span></text:p>
          <draw:enhanced-geometry draw:mirror-horizontal="false" draw:mirror-vertical="false" svg:viewBox="0 0 1347 126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12" draw:text-style-name="P29" draw:layer="layout" svg:width="1cm" svg:height="0.802cm" svg:x="4.242cm" svg:y="9.926cm">
          <text:p text:style-name="P11"><text:span text:style-name="T25">A2</text:span></text:p>
          <draw:enhanced-geometry draw:mirror-horizontal="false" draw:mirror-vertical="false" svg:viewBox="0 0 1001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16" draw:text-style-name="P1" draw:layer="layout" svg:width="3.999cm" svg:height="1.435cm" svg:x="9.278cm" svg:y="10.526cm">
          <text:p text:style-name="P11"><text:span text:style-name="T25">Eigener Linux-Prozess</text:span></text:p>
          <draw:enhanced-geometry draw:mirror-horizontal="false" draw:mirror-vertical="false" svg:viewBox="0 0 40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3" draw:text-style-name="P41" draw:layer="layout" svg:width="13.4cm" svg:height="1.203cm" svg:x="2.677cm" svg:y="14.724cm">
          <text:p text:style-name="P40"><text:span text:style-name="T17">Hypervisor (Linux Kern)</text:span></text:p>
          <draw:enhanced-geometry draw:mirror-horizontal="false" draw:mirror-vertical="false" svg:viewBox="0 0 13401 12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43" draw:layer="layout" svg:width="2.596cm" svg:height="0.802cm" svg:x="2.677cm" svg:y="14.724cm">
          <text:p text:style-name="P42"><text:span text:style-name="T25">/dev/kvm</text:span></text:p>
          <draw:enhanced-geometry draw:mirror-horizontal="false" draw:mirror-vertical="false" svg:viewBox="0 0 2597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8" draw:style-name="gr12" draw:text-style-name="P29" draw:layer="layout" svg:width="4.823cm" svg:height="2.001cm" svg:x="11.276cm" svg:y="11.924cm">
          <text:p text:style-name="P11"><text:span text:style-name="T19">Normale </text:span></text:p>
          <text:p text:style-name="P11"><text:span text:style-name="T19">Anwendung</text:span></text:p>
          <draw:enhanced-geometry draw:mirror-horizontal="false" draw:mirror-vertical="false" svg:viewBox="0 0 4824 20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11" draw:style-name="gr24" draw:text-style-name="P43" draw:layer="layout" svg:width="2.001cm" svg:height="0.802cm" svg:x="5.274cm" svg:y="12.726cm">
          <text:p text:style-name="P42"><text:span text:style-name="T25">QEMU</text:span></text:p>
          <draw:enhanced-geometry draw:mirror-horizontal="false" draw:mirror-vertical="false" svg:viewBox="0 0 2002 8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46" draw:style-name="gr14" draw:text-style-name="P31" draw:layer="layout" svg:width="0.012cm" svg:height="0.797cm" svg:x="5.076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47" draw:style-name="gr14" draw:text-style-name="P31" draw:layer="layout" svg:width="0.012cm" svg:height="0.797cm" svg:x="13.675cm" svg:y="13.9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schweifte Klammer rechts 48" draw:style-name="gr25" draw:text-style-name="P29" draw:layer="layout" svg:width="1cm" svg:height="5.401cm" svg:x="8.074cm" svg:y="8.524cm">
          <text:p/>
          <draw:enhanced-geometry draw:mirror-horizontal="false" draw:mirror-vertical="false" svg:viewBox="0 0 1001 5402" draw:text-areas="0 ?f15 ?f14 ?f16" draw:type="ooxml-rightBrace" draw:modifiers="832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feld 21" draw:style-name="gr16" draw:text-style-name="P1" draw:layer="layout" svg:width="5.599cm" svg:height="1.435cm" svg:x="17.899cm" svg:y="14.526cm">
          <text:p text:style-name="P11"><text:span text:style-name="T25">Hypervisor per Kernel-Konfiguration</text:span></text:p>
          <draw:enhanced-geometry draw:mirror-horizontal="false" draw:mirror-vertical="false" svg:viewBox="0 0 5600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26" draw:text-style-name="P31" draw:layer="layout" svg:x1="17.7cm" svg:y1="15.323cm" svg:x2="16.077cm" svg:y2="15.328cm">
          <text:p/>
        </draw:line>
        <presentation:notes draw:style-name="dp3">
          <draw:page-thumbnail draw:style-name="gr5" draw:layer="layout" svg:width="14.212cm" svg:height="10.659cm" svg:x="2.753cm" svg:y="2.16cm" draw:page-number="31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6"><text:span text:style-name="T5">Grundbegriffe</text:span></text:p>
            </text:list-item>
            <text:list-item>
              <text:p text:style-name="P16"><text:span text:style-name="T5">Virtualisierbarkeit von Hardware</text:span></text:p>
            </text:list-item>
            <text:list-item>
              <text:p text:style-name="P16"><text:span text:style-name="T5">Varianten der Virtualisierung</text:span></text:p>
            </text:list-item>
            <text:list-item>
              <text:p text:style-name="P16"><text:span text:style-name="T15">Betriebsmittelverwaltung bei Virtualisierung</text:span></text:p>
            </text:list-item>
          </text:list>
          <text:p text:style-name="P17"><text:span text:style-name="T5"/></text:p>
          <text:p text:style-name="P18"><text:span text:style-name="T16"/></text:p>
          <text:p text:style-name="P18"><text:span text:style-name="T16"/></text:p>
          <text:p text:style-name="P19"><text:span text:style-name="T17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6-02">2.06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2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verarbeitung und Gerätesteuerung" draw:style-name="dp1" draw:master-page-name="Titel_20_und_20_Inhalt" presentation:presentation-page-layout-name="AL2T11">
        <office:forms form:automatic-focus="false" form:apply-design-mode="false"/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Interruptverarbeitung und Gerätesteuer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526cm" svg:x="1.905cm" svg:y="3.598cm" presentation:class="outline" presentation:user-transformed="true">
          <draw:text-box>
            <text:list text:style-name="L6">
              <text:list-item>
                <text:p text:style-name="P25"><text:span text:style-name="T5">Hypervisor ist in der Rolle des </text:span><text:span text:style-name="T15">Multiplexers</text:span><text:span text:style-name="T5"> für Interruptbearbeitung</text:span></text:p>
              </text:list-item>
              <text:list-item>
                <text:p text:style-name="P25"><text:span text:style-name="T5">Xen Hypervisor: Privilegierte VM greift auf Geräte mit </text:span><text:span text:style-name="T15">realen Treibern </text:span><text:span text:style-name="T5">zu und kommuniziert mit virtuellen Treibern in den VMs</text:span></text:p>
              </text:list-item>
            </text:list>
            <text:p text:style-name="P25"><text:span text:style-name="T38"/></text:p>
            <text:p text:style-name="P25"><text:span text:style-name="T5"/></text:p>
          </draw:text-box>
        </draw:frame>
        <draw:g draw:name="Gruppieren 19">
          <draw:custom-shape draw:name="Rechteck 1" draw:style-name="gr12" draw:text-style-name="P29" draw:layer="layout" svg:width="10.402cm" svg:height="1.571cm" svg:x="7.188cm" svg:y="15.154cm">
            <text:p text:style-name="P11"><text:span text:style-name="T19">Interrupt </text:span></text:p>
            <text:p text:style-name="P11"><text:span text:style-name="T19">Controller</text:span></text:p>
            <draw:enhanced-geometry draw:mirror-horizontal="false" draw:mirror-vertical="false" svg:viewBox="0 0 10403 157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12" draw:text-style-name="P29" draw:layer="layout" svg:width="10.402cm" svg:height="1.222cm" svg:x="7.188cm" svg:y="12.585cm">
            <text:p text:style-name="P11"><text:span text:style-name="T19">Hypervisor</text:span></text:p>
            <draw:enhanced-geometry draw:mirror-horizontal="false" draw:mirror-vertical="false" svg:viewBox="0 0 10403 12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12" draw:text-style-name="P29" draw:layer="layout" svg:width="3.4cm" svg:height="1.107cm" svg:x="6.698cm" svg:y="9.965cm">
            <text:p text:style-name="P11"><text:span text:style-name="T19">VM1</text:span></text:p>
            <draw:enhanced-geometry draw:mirror-horizontal="false" draw:mirror-vertical="false" svg:viewBox="0 0 3401 110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9" draw:style-name="gr12" draw:text-style-name="P29" draw:layer="layout" svg:width="3.4cm" svg:height="1.081cm" svg:x="10.523cm" svg:y="9.991cm">
            <text:p text:style-name="P11"><text:span text:style-name="T19">VM2</text:span></text:p>
            <draw:enhanced-geometry draw:mirror-horizontal="false" draw:mirror-vertical="false" svg:viewBox="0 0 3401 108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0" draw:style-name="gr12" draw:text-style-name="P29" draw:layer="layout" svg:width="3.4cm" svg:height="1.08cm" svg:x="14.19cm" svg:y="9.992cm">
            <text:p text:style-name="P11"><text:span text:style-name="T19">VM3</text:span></text:p>
            <draw:enhanced-geometry draw:mirror-horizontal="false" draw:mirror-vertical="false" svg:viewBox="0 0 3401 10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2" draw:style-name="gr15" draw:text-style-name="P1" draw:layer="layout" svg:width="1.193cm" svg:height="1.265cm" svg:x="17.961cm" svg:y="9.953cm">
            <text:p text:style-name="P11"><text:span text:style-name="T5">…</text:span></text:p>
            <draw:enhanced-geometry draw:mirror-horizontal="false" draw:mirror-vertical="false" svg:viewBox="0 0 1347 126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" draw:style-name="gr14" draw:text-style-name="P31" draw:layer="layout" svg:width="0.001cm" svg:height="1.344cm" svg:x="12.39cm" svg:y="13.80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Gewinkelte Verbindung 6" draw:style-name="gr14" draw:text-style-name="P31" draw:layer="layout" svg:width="1.512cm" svg:height="3.99cm" draw:transform="rotate (1.5707963267949) translate (8.399cm 12.585cm)">
            <text:p/>
            <draw:enhanced-geometry draw:mirror-horizontal="false" draw:mirror-vertical="true" svg:viewBox="0 0 1513 399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2" draw:style-name="gr14" draw:text-style-name="P31" draw:layer="layout" svg:width="1.512cm" svg:height="0.001cm" draw:transform="rotate (-1.5707963267949) translate (12.382cm 11.073cm)">
            <text:p/>
            <draw:enhanced-geometry draw:mirror-horizontal="true" draw:mirror-vertical="true" svg:viewBox="0 0 1513 2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Gewinkelte Verbindung 14" draw:style-name="gr14" draw:text-style-name="P31" draw:layer="layout" svg:width="1.512cm" svg:height="3.5cm" draw:transform="rotate (-1.5707963267949) translate (15.89cm 11.073cm)">
            <text:p/>
            <draw:enhanced-geometry draw:mirror-horizontal="true" draw:mirror-vertical="true" svg:viewBox="0 0 1513 3501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0" draw:style-name="gr15" draw:text-style-name="P1" draw:layer="layout" svg:width="3.018cm" svg:height="1.011cm" svg:x="19.116cm" svg:y="15.708cm">
            <text:p text:style-name="P11"><text:span text:style-name="T19">Interrupt</text:span></text:p>
            <draw:enhanced-geometry draw:mirror-horizontal="false" draw:mirror-vertical="false" svg:viewBox="0 0 3294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6" draw:style-name="gr14" draw:text-style-name="P31" draw:layer="layout" svg:width="0.034cm" svg:height="0.034cm" svg:x="17.591cm" svg:y="15.94cm">
            <text:p/>
            <draw:enhanced-geometry draw:mirror-horizontal="false" draw:mirror-vertical="false" svg:viewBox="0 0 35 35" draw:text-areas="0 0 ?f2 ?f3" draw:type="ooxml-bentConnector3" draw:modifiers="180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custom-shape draw:name="Textfeld 25" draw:style-name="gr15" draw:text-style-name="P1" draw:layer="layout" svg:width="1.583cm" svg:height="1.011cm" svg:x="13.348cm" svg:y="13.953cm">
            <text:p text:style-name="P11"><text:span text:style-name="T19">IRQ</text:span></text:p>
            <draw:enhanced-geometry draw:mirror-horizontal="false" draw:mirror-vertical="false" svg:viewBox="0 0 1626 101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7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PU-Scheduli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CPU-Scheduli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2.724cm" svg:x="2.099cm" svg:y="3.726cm" presentation:class="outline" presentation:user-transformed="true">
          <draw:text-box>
            <text:list text:style-name="L6">
              <text:list-item>
                <text:p text:style-name="P25"><text:span text:style-name="T29">SEDF-Scheduler</text:span><text:span text:style-name="T21">: SEDF steht für </text:span><text:span text:style-name="T32">Simple Earliest Deadline First </text:span><text:span text:style-name="T39">-&gt;</text:span><text:span text:style-name="T32"> </text:span><text:span text:style-name="T21">alt</text:span></text:p>
              </text:list-item>
              <text:list-item>
                <text:p text:style-name="P25"><text:span text:style-name="T29">Credit-Scheduler:</text:span><text:span text:style-name="T21"> Jeder vCPU wird initial ein Kredit gewährt, der zeitgesteuert reduziert wird</text:span></text:p>
              </text:list-item>
              <text:list-item>
                <text:p text:style-name="P25"><text:span text:style-name="T29">Co-Scheduling: </text:span><text:span text:style-name="T32">für virtuelle Multiprozessoren 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streng</text:span></text:p>
                  </text:list-item>
                  <text:list-item>
                    <text:p text:style-name="P20"><text:span text:style-name="T19">relaxed</text:span></text:p>
                  </text:list-item>
                </text:list>
              </text:list-item>
            </text:list>
          </draw:text-box>
        </draw:frame>
        <draw:custom-shape draw:name="Rectangle 2" draw:style-name="gr17" draw:text-style-name="P1" draw:layer="layout" svg:width="25.399cm" svg:height="1.269cm" svg:x="0cm" svg:y="0cm">
          <text:p/>
          <draw:enhanced-geometry draw:mirror-horizontal="false" draw:mirror-vertical="false" svg:viewBox="0 0 25400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15.593cm" svg:height="6.985cm" svg:x="8.467cm" svg:y="10.513cm">
          <draw:image xlink:href="Pictures/2000018D0000137B000008C6D0E4CAD9389F06E3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4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uptspeicherverwalt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Hauptspeicherverwaltung</text:span></text:p>
          </draw:text-box>
        </draw:frame>
        <draw:custom-shape draw:name="Rectangle 30" draw:style-name="gr11" draw:text-style-name="P1" draw:layer="layout" svg:width="25.399cm" svg:height="0.001cm" svg:x="7.924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1" presentation:style-name="pr6" draw:text-style-name="P1" draw:layer="layout" svg:width="21.589cm" svg:height="6.724cm" svg:x="1.905cm" svg:y="3.325cm" presentation:class="outline" presentation:user-transformed="true">
          <draw:text-box>
            <text:list text:style-name="L6">
              <text:list-item>
                <text:p text:style-name="P44"><text:span text:style-name="T5">Abbildung: Virtuelle Adresse </text:span><text:span text:style-name="T35">-&gt;</text:span><text:span text:style-name="T5"> reale Adresse </text:span><text:span text:style-name="T35">-&gt;</text:span><text:span text:style-name="T5"> physikalische Adresse </text:span></text:p>
              </text:list-item>
              <text:list-item>
                <text:p text:style-name="P44"><text:span text:style-name="T15">Schattentabellen</text:span></text:p>
              </text:list-item>
              <text:list-item>
                <text:p text:style-name="P44"><text:span text:style-name="T29">Extended Page Tables (</text:span><text:span text:style-name="T21">EPT) bei Intel in der MMU</text:span></text:p>
              </text:list-item>
              <text:list-item>
                <text:p text:style-name="P44"><text:span text:style-name="T5">Weiterer Mechanismus: </text:span><text:span text:style-name="T15">Ballooning</text:span></text:p>
              </text:list-item>
            </text:list>
            <text:p text:style-name="P44"><text:span text:style-name="T38"/></text:p>
            <text:p text:style-name="P45"><text:span text:style-name="T5"/></text:p>
          </draw:text-box>
        </draw:frame>
        <draw:custom-shape draw:name="Rectangle 2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638cm" svg:height="7.973cm" svg:x="2.364cm" svg:y="9.525cm">
          <draw:image xlink:href="Pictures/200000950000A44000003F73EBC2536379C4564B.wmf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3cm" svg:y="2.16cm" draw:page-number="35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Zusammenfassung / Anmerkungen Virtualisierung" draw:style-name="dp1" draw:master-page-name="Titel_20_und_20_Inhalt" presentation:presentation-page-layout-name="AL2T11">
        <draw:frame draw:name="Rectangle 2" presentation:style-name="pr5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Zusammenfassung / Anmerkungen Virtualisierung</text:span></text:p>
          </draw:text-box>
        </draw:frame>
        <draw:frame draw:name="Rectangle 3" presentation:style-name="pr6" draw:text-style-name="P1" draw:layer="layout" svg:width="21.589cm" svg:height="13.338cm" svg:x="1.693cm" svg:y="3.387cm" presentation:class="outline" presentation:user-transformed="true">
          <draw:text-box>
            <text:list text:style-name="L6">
              <text:list-item>
                <text:p text:style-name="P25"><text:span text:style-name="T5">Viele Varianten möglich, Grenzen verschwinden</text:span></text:p>
              </text:list-item>
              <text:list-item>
                <text:p text:style-name="P25"><text:span text:style-name="T5">Paravirtualisierung und Hardwarevirtualisierung </text:span><text:span text:style-name="T15">gewinnen</text:span><text:span text:style-name="T5"> </text:span><text:span text:style-name="T15">an Bedeutung</text:span></text:p>
              </text:list-item>
              <text:list-item>
                <text:p text:style-name="P25"><text:span text:style-name="T15">Sicherheit ein Thema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19">Z.B. VMware ESXi, kleine Virtualisierungs-Appliance (32 MB) zur Reduzierung von Angriffen</text:span></text:p>
                  </text:list-item>
                </text:list>
              </text:list-item>
              <text:list-item>
                <text:p text:style-name="P25"><text:span text:style-name="T5">Virtualisierung ist wichtig für Cloud Computing</text:span></text:p>
                <text:list>
                  <text:list-item>
                    <text:p text:style-name="P20"><text:span text:style-name="T19">Cloud Computing nutzt virtuelle Maschinen zur Abschottung untereinander und für die Skalierung</text:span></text:p>
                  </text:list-item>
                </text:list>
              </text:list-item>
              <text:list-item>
                <text:p text:style-name="P25"><text:span text:style-name="T5">Wichtig: Für den Betrieb sind </text:span><text:span text:style-name="T15">Management-instrumente</text:span><text:span text:style-name="T5"> zur Administration erforderlich</text:span></text:p>
              </text:list-item>
            </text:list>
            <text:p text:style-name="P25"><text:span text:style-name="T5"/></text:p>
            <text:p text:style-name="P36"><text:span text:style-name="T17"/></text:p>
          </draw:text-box>
        </draw:frame>
        <presentation:notes draw:style-name="dp3">
          <draw:page-thumbnail draw:style-name="gr5" draw:layer="layout" svg:width="14.212cm" svg:height="10.659cm" svg:x="2.753cm" svg:y="2.16cm" draw:page-number="36" presentation:class="page"/>
          <draw:frame presentation:style-name="pr8" draw:text-style-name="P22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1"><text:span text:style-name="T9">Überblick</text:span></text:p>
          </draw:text-box>
        </draw:frame>
        <draw:custom-shape draw:name="Rectangle 7" draw:style-name="gr7" draw:text-style-name="P1" draw:layer="layout" svg:width="20.531cm" svg:height="13.122cm" svg:x="2.54cm" svg:y="4.022cm">
          <text:list text:style-name="L12">
            <text:list-item>
              <text:p text:style-name="P46"><text:span text:style-name="T10">Einführung in Computersysteme</text:span></text:p>
            </text:list-item>
            <text:list-item>
              <text:p text:style-name="P46"><text:span text:style-name="T10">Entwicklung von Betriebssystemen</text:span></text:p>
            </text:list-item>
            <text:list-item>
              <text:p text:style-name="P46"><text:span text:style-name="T10">Architekturansätze</text:span></text:p>
            </text:list-item>
            <text:list-item>
              <text:p text:style-name="P46"><text:span text:style-name="T11">Interruptverarbeitung in Betriebssystemen</text:span></text:p>
            </text:list-item>
            <text:list-item>
              <text:p text:style-name="P46"><text:span text:style-name="T11">Prozesse und Threads</text:span></text:p>
            </text:list-item>
            <text:list-item>
              <text:p text:style-name="P46"><text:span text:style-name="T10">CPU-Scheduling</text:span></text:p>
            </text:list-item>
            <text:list-item>
              <text:p text:style-name="P46"><text:span text:style-name="T11">Synchronisation und Kommunikation</text:span></text:p>
            </text:list-item>
            <text:list-item>
              <text:p text:style-name="P46"><text:span text:style-name="T11">Speicherverwaltung </text:span></text:p>
            </text:list-item>
            <text:list-item>
              <text:p text:style-name="P46"><text:span text:style-name="T11">Geräte- und Dateiverwaltung</text:span></text:p>
            </text:list-item>
            <text:list-item>
              <text:p text:style-name="P46"><text:span text:style-name="T11">Betriebssystemvirtualisierung</text:span></text:p>
            </text:list-item>
          </text:list>
          <text:p text:style-name="P46"><text:span text:style-name="T11"/></text:p>
          <text:p text:style-name="P13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7"><text:date style:data-style-name="D1" text:date-value="2018-06-02">2.06.18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9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9"><text:span text:style-name="T8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9"><text:span text:style-name="T8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9"><text:span text:style-name="T8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7" presentation:class="page"/>
          <draw:frame draw:name="Rectangle 23" presentation:style-name="pr3" draw:text-style-name="P10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Arial1" svg:font-family="Arial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282cm" fo:margin-bottom="0cm" fo:line-height="100%" fo:text-align="start" fo:text-indent="0cm" style:punctuation-wrap="simple" style:writing-mode="lr-tb"/>
    </style:style>
    <style:style style:name="MP14" style:family="paragraph">
      <style:paragraph-properties fo:margin-left="0cm" fo:margin-right="0cm" fo:margin-top="0.247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96D0CCA3B1C6B251.png" xlink:type="simple" xlink:show="embed" xlink:actuate="onLoad">
          <text:p/>
        </draw:image>
      </draw:frame>
      <draw:frame draw:name="Foliennummernplatzhalter 2" presentation:style-name="Mpr2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1.646cm" svg:height="2.116cm" svg:x="1.905cm" svg:y="0.847cm" presentation:class="title" presentation:user-transformed="true">
        <draw:text-box>
          <text:p text:style-name="MP5"><text:span text:style-name="MT2">Click to edit the title text formatTitelmasterformat durch Klicken bearbeiten</text:span></text:p>
        </draw:text-box>
      </draw:frame>
      <draw:frame draw:name="Inhaltsplatzhalter 2" presentation:style-name="Mpr6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2"><text:span text:style-name="MT5">Seventh Outline LevelTextmasterformate durch Klicken bearbeiten</text:span></text:p>
                                      <text:list>
                                        <text:list-item>
                                          <text:p text:style-name="MP12"><text:span text:style-name="MT6">Zweite Ebene</text:span></text:p>
                                          <text:list>
                                            <text:list-item>
                                              <text:p text:style-name="MP12"><text:span text:style-name="MT5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4"><text:span text:style-name="MT8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64D860F6C08FB1E5.png" xlink:type="simple" xlink:show="embed" xlink:actuate="onLoad">
          <text:p/>
        </draw:image>
      </draw:frame>
      <draw:frame draw:name="Foliennummernplatzhalter 2" presentation:style-name="Mpr7" draw:text-style-name="MP8" draw:layer="backgroundobjects" svg:width="8.706cm" svg:height="0.843cm" svg:x="18.929cm" svg:y="18.288cm">
        <draw:text-box>
          <text:p text:style-name="MP5"><text:span text:style-name="MT3">T. Pospisek, Betriebssysteme, Seite </text:span><text:span text:style-name="MT3"><text:page-number>&lt;number&gt;</text:page-number></text:span></text:p>
        </draw:text-box>
      </draw:frame>
      <draw:custom-shape draw:name="Textfeld 8" draw:style-name="Mgr6" draw:text-style-name="MP10" draw:layer="backgroundobjects" svg:width="4.365cm" svg:height="0.547cm" svg:x="0.188cm" svg:y="18.41cm">
        <text:p text:style-name="MP9"><text:span text:style-name="MT4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AS: Betriebssysteme</dc:title>
    <dc:subject>Betriebssysteme: Aufgaben, Architekturen...</dc:subject>
    <meta:initial-creator>P.Mandl</meta:initial-creator>
    <meta:editing-cycles>1452</meta:editing-cycles>
    <meta:print-date>1999-04-08T16:15:23</meta:print-date>
    <meta:creation-date>1997-06-07T14:48:20</meta:creation-date>
    <dc:date>2018-06-02T08:37:21.576252784</dc:date>
    <meta:editing-duration>PT2H25M46S</meta:editing-duration>
    <meta:generator>LibreOffice/5.4.6.2$Linux_X86_64 LibreOffice_project/40$Build-2</meta:generator>
    <meta:document-statistic meta:object-count="593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7</meta:user-defined>
    <meta:template xlink:type="simple" xlink:actuate="onRequest" xlink:title="D:\Programme\Microsoft Office\Templates\Presentation Designs\Übergänge.pot" xlink:href=""/>
  </office:meta>
</office:document-meta>
</file>